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748in" svg:y="1.1059in">
            <draw:object draw:notify-on-update-of-ranges="Sheet1.A2:Sheet1.A2 Sheet1.A3:Sheet1.A225 Sheet1.B2:Sheet1.B2 Sheet1.B3:Sheet1.B2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PS:</text:p>
          </table:table-cell>
          <table:table-cell/>
          <table:table-cell office:value-type="float" office:value="19.7582" calcext:value-type="float">
            <text:p>19.7582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26.9134" calcext:value-type="float">
            <text:p>-26.9134</text:p>
          </table:table-cell>
          <table:table-cell office:value-type="float" office:value="15.6479" calcext:value-type="float">
            <text:p>15.6479</text:p>
          </table:table-cell>
          <table:table-cell table:number-columns-repeated="2"/>
        </table:table-row>
        <table:table-row table:style-name="ro1">
          <table:table-cell office:value-type="float" office:value="-7.33673" calcext:value-type="float">
            <text:p>-7.33673</text:p>
          </table:table-cell>
          <table:table-cell office:value-type="float" office:value="0.017044" calcext:value-type="float">
            <text:p>0.017044</text:p>
          </table:table-cell>
          <table:table-cell table:number-columns-repeated="2"/>
        </table:table-row>
        <table:table-row table:style-name="ro1">
          <table:table-cell office:value-type="float" office:value="-13.2363" calcext:value-type="float">
            <text:p>-13.2363</text:p>
          </table:table-cell>
          <table:table-cell office:value-type="float" office:value="3.44113" calcext:value-type="float">
            <text:p>3.44113</text:p>
          </table:table-cell>
          <table:table-cell table:number-columns-repeated="2"/>
        </table:table-row>
        <table:table-row table:style-name="ro1">
          <table:table-cell office:value-type="float" office:value="-1.07195" calcext:value-type="float">
            <text:p>-1.07195</text:p>
          </table:table-cell>
          <table:table-cell office:value-type="float" office:value="3.41478" calcext:value-type="float">
            <text:p>3.41478</text:p>
          </table:table-cell>
          <table:table-cell table:number-columns-repeated="2"/>
        </table:table-row>
        <table:table-row table:style-name="ro1">
          <table:table-cell office:value-type="float" office:value="3.87499" calcext:value-type="float">
            <text:p>3.87499</text:p>
          </table:table-cell>
          <table:table-cell office:value-type="float" office:value="-0.786026" calcext:value-type="float">
            <text:p>-0.786026</text:p>
          </table:table-cell>
          <table:table-cell table:number-columns-repeated="2"/>
        </table:table-row>
        <table:table-row table:style-name="ro1">
          <table:table-cell office:value-type="float" office:value="0.42807" calcext:value-type="float">
            <text:p>0.42807</text:p>
          </table:table-cell>
          <table:table-cell office:value-type="float" office:value="-0.773595" calcext:value-type="float">
            <text:p>-0.773595</text:p>
          </table:table-cell>
          <table:table-cell table:number-columns-repeated="2"/>
        </table:table-row>
        <table:table-row table:style-name="ro1">
          <table:table-cell office:value-type="float" office:value="13.4844" calcext:value-type="float">
            <text:p>13.4844</text:p>
          </table:table-cell>
          <table:table-cell office:value-type="float" office:value="-2.03413" calcext:value-type="float">
            <text:p>-2.03413</text:p>
          </table:table-cell>
          <table:table-cell table:number-columns-repeated="2"/>
        </table:table-row>
        <table:table-row table:style-name="ro1">
          <table:table-cell office:value-type="float" office:value="11.569" calcext:value-type="float">
            <text:p>11.569</text:p>
          </table:table-cell>
          <table:table-cell office:value-type="float" office:value="-1.89453" calcext:value-type="float">
            <text:p>-1.89453</text:p>
          </table:table-cell>
          <table:table-cell table:number-columns-repeated="2"/>
        </table:table-row>
        <table:table-row table:style-name="ro1">
          <table:table-cell office:value-type="float" office:value="7.0777" calcext:value-type="float">
            <text:p>7.0777</text:p>
          </table:table-cell>
          <table:table-cell office:value-type="float" office:value="-2.6336" calcext:value-type="float">
            <text:p>-2.6336</text:p>
          </table:table-cell>
          <table:table-cell table:number-columns-repeated="2"/>
        </table:table-row>
        <table:table-row table:style-name="ro1">
          <table:table-cell office:value-type="float" office:value="10.6983" calcext:value-type="float">
            <text:p>10.6983</text:p>
          </table:table-cell>
          <table:table-cell office:value-type="float" office:value="-5.41475" calcext:value-type="float">
            <text:p>-5.41475</text:p>
          </table:table-cell>
          <table:table-cell table:number-columns-repeated="2"/>
        </table:table-row>
        <table:table-row table:style-name="ro1">
          <table:table-cell office:value-type="float" office:value="9.05169" calcext:value-type="float">
            <text:p>9.05169</text:p>
          </table:table-cell>
          <table:table-cell office:value-type="float" office:value="-5.68613" calcext:value-type="float">
            <text:p>-5.68613</text:p>
          </table:table-cell>
          <table:table-cell table:number-columns-repeated="2"/>
        </table:table-row>
        <table:table-row table:style-name="ro1">
          <table:table-cell office:value-type="float" office:value="5.44018" calcext:value-type="float">
            <text:p>5.44018</text:p>
          </table:table-cell>
          <table:table-cell office:value-type="float" office:value="-3.50082" calcext:value-type="float">
            <text:p>-3.50082</text:p>
          </table:table-cell>
          <table:table-cell table:number-columns-repeated="2"/>
        </table:table-row>
        <table:table-row table:style-name="ro1">
          <table:table-cell office:value-type="float" office:value="6.10786" calcext:value-type="float">
            <text:p>6.10786</text:p>
          </table:table-cell>
          <table:table-cell office:value-type="float" office:value="-2.5597" calcext:value-type="float">
            <text:p>-2.5597</text:p>
          </table:table-cell>
          <table:table-cell table:number-columns-repeated="2"/>
        </table:table-row>
        <table:table-row table:style-name="ro1">
          <table:table-cell office:value-type="float" office:value="6.2134" calcext:value-type="float">
            <text:p>6.2134</text:p>
          </table:table-cell>
          <table:table-cell office:value-type="float" office:value="-0.621605" calcext:value-type="float">
            <text:p>-0.621605</text:p>
          </table:table-cell>
          <table:table-cell table:number-columns-repeated="2"/>
        </table:table-row>
        <table:table-row table:style-name="ro1">
          <table:table-cell office:value-type="float" office:value="6.84218" calcext:value-type="float">
            <text:p>6.84218</text:p>
          </table:table-cell>
          <table:table-cell office:value-type="float" office:value="1.02792" calcext:value-type="float">
            <text:p>1.02792</text:p>
          </table:table-cell>
          <table:table-cell table:number-columns-repeated="2"/>
        </table:table-row>
        <table:table-row table:style-name="ro1">
          <table:table-cell office:value-type="float" office:value="4.42028" calcext:value-type="float">
            <text:p>4.42028</text:p>
          </table:table-cell>
          <table:table-cell office:value-type="float" office:value="4.22048" calcext:value-type="float">
            <text:p>4.22048</text:p>
          </table:table-cell>
          <table:table-cell table:number-columns-repeated="2"/>
        </table:table-row>
        <table:table-row table:style-name="ro1">
          <table:table-cell office:value-type="float" office:value="3.10282" calcext:value-type="float">
            <text:p>3.10282</text:p>
          </table:table-cell>
          <table:table-cell office:value-type="float" office:value="4.5947" calcext:value-type="float">
            <text:p>4.5947</text:p>
          </table:table-cell>
          <table:table-cell table:number-columns-repeated="2"/>
        </table:table-row>
        <table:table-row table:style-name="ro1">
          <table:table-cell office:value-type="float" office:value="1.99829" calcext:value-type="float">
            <text:p>1.99829</text:p>
          </table:table-cell>
          <table:table-cell office:value-type="float" office:value="6.18933" calcext:value-type="float">
            <text:p>6.18933</text:p>
          </table:table-cell>
          <table:table-cell table:number-columns-repeated="2"/>
        </table:table-row>
        <table:table-row table:style-name="ro1">
          <table:table-cell office:value-type="float" office:value="2.02429" calcext:value-type="float">
            <text:p>2.02429</text:p>
          </table:table-cell>
          <table:table-cell office:value-type="float" office:value="4.98866" calcext:value-type="float">
            <text:p>4.98866</text:p>
          </table:table-cell>
          <table:table-cell table:number-columns-repeated="2"/>
        </table:table-row>
        <table:table-row table:style-name="ro1">
          <table:table-cell office:value-type="float" office:value="2.45704" calcext:value-type="float">
            <text:p>2.45704</text:p>
          </table:table-cell>
          <table:table-cell office:value-type="float" office:value="4.5934" calcext:value-type="float">
            <text:p>4.5934</text:p>
          </table:table-cell>
          <table:table-cell table:number-columns-repeated="2"/>
        </table:table-row>
        <table:table-row table:style-name="ro1">
          <table:table-cell office:value-type="float" office:value="1.59846" calcext:value-type="float">
            <text:p>1.59846</text:p>
          </table:table-cell>
          <table:table-cell office:value-type="float" office:value="0.35295" calcext:value-type="float">
            <text:p>0.35295</text:p>
          </table:table-cell>
          <table:table-cell table:number-columns-repeated="2"/>
        </table:table-row>
        <table:table-row table:style-name="ro1">
          <table:table-cell office:value-type="float" office:value="1.01186" calcext:value-type="float">
            <text:p>1.01186</text:p>
          </table:table-cell>
          <table:table-cell office:value-type="float" office:value="0.0125418" calcext:value-type="float">
            <text:p>0.0125418</text:p>
          </table:table-cell>
          <table:table-cell table:number-columns-repeated="2"/>
        </table:table-row>
        <table:table-row table:style-name="ro1">
          <table:table-cell office:value-type="float" office:value="0.490181" calcext:value-type="float">
            <text:p>0.490181</text:p>
          </table:table-cell>
          <table:table-cell office:value-type="float" office:value="0.494115" calcext:value-type="float">
            <text:p>0.494115</text:p>
          </table:table-cell>
          <table:table-cell table:number-columns-repeated="2"/>
        </table:table-row>
        <table:table-row table:style-name="ro1">
          <table:table-cell office:value-type="float" office:value="1.56529" calcext:value-type="float">
            <text:p>1.56529</text:p>
          </table:table-cell>
          <table:table-cell office:value-type="float" office:value="3.95299" calcext:value-type="float">
            <text:p>3.95299</text:p>
          </table:table-cell>
          <table:table-cell table:number-columns-repeated="2"/>
        </table:table-row>
        <table:table-row table:style-name="ro1">
          <table:table-cell office:value-type="float" office:value="2.3097" calcext:value-type="float">
            <text:p>2.3097</text:p>
          </table:table-cell>
          <table:table-cell office:value-type="float" office:value="5.8093" calcext:value-type="float">
            <text:p>5.8093</text:p>
          </table:table-cell>
          <table:table-cell table:number-columns-repeated="2"/>
        </table:table-row>
        <table:table-row table:style-name="ro1">
          <table:table-cell office:value-type="float" office:value="1.07849" calcext:value-type="float">
            <text:p>1.07849</text:p>
          </table:table-cell>
          <table:table-cell office:value-type="float" office:value="3.65844" calcext:value-type="float">
            <text:p>3.65844</text:p>
          </table:table-cell>
          <table:table-cell table:number-columns-repeated="2"/>
        </table:table-row>
        <table:table-row table:style-name="ro1">
          <table:table-cell office:value-type="float" office:value="0.269456" calcext:value-type="float">
            <text:p>0.269456</text:p>
          </table:table-cell>
          <table:table-cell office:value-type="float" office:value="4.93893" calcext:value-type="float">
            <text:p>4.93893</text:p>
          </table:table-cell>
          <table:table-cell table:number-columns-repeated="2"/>
        </table:table-row>
        <table:table-row table:style-name="ro1">
          <table:table-cell office:value-type="float" office:value="-0.143861" calcext:value-type="float">
            <text:p>-0.143861</text:p>
          </table:table-cell>
          <table:table-cell office:value-type="float" office:value="0.326342" calcext:value-type="float">
            <text:p>0.326342</text:p>
          </table:table-cell>
          <table:table-cell table:number-columns-repeated="2"/>
        </table:table-row>
        <table:table-row table:style-name="ro1">
          <table:table-cell office:value-type="float" office:value="0.0200991" calcext:value-type="float">
            <text:p>0.0200991</text:p>
          </table:table-cell>
          <table:table-cell office:value-type="float" office:value="-1.03807" calcext:value-type="float">
            <text:p>-1.03807</text:p>
          </table:table-cell>
          <table:table-cell table:number-columns-repeated="2"/>
        </table:table-row>
        <table:table-row table:style-name="ro1">
          <table:table-cell office:value-type="float" office:value="0.14746" calcext:value-type="float">
            <text:p>0.14746</text:p>
          </table:table-cell>
          <table:table-cell office:value-type="float" office:value="-2.06577" calcext:value-type="float">
            <text:p>-2.06577</text:p>
          </table:table-cell>
          <table:table-cell table:number-columns-repeated="2"/>
        </table:table-row>
        <table:table-row table:style-name="ro1">
          <table:table-cell office:value-type="float" office:value="-0.376558" calcext:value-type="float">
            <text:p>-0.376558</text:p>
          </table:table-cell>
          <table:table-cell office:value-type="float" office:value="-3.08874" calcext:value-type="float">
            <text:p>-3.08874</text:p>
          </table:table-cell>
          <table:table-cell table:number-columns-repeated="2"/>
        </table:table-row>
        <table:table-row table:style-name="ro1">
          <table:table-cell office:value-type="float" office:value="-1.02701" calcext:value-type="float">
            <text:p>-1.02701</text:p>
          </table:table-cell>
          <table:table-cell office:value-type="float" office:value="-3.28743" calcext:value-type="float">
            <text:p>-3.28743</text:p>
          </table:table-cell>
          <table:table-cell table:number-columns-repeated="2"/>
        </table:table-row>
        <table:table-row table:style-name="ro1">
          <table:table-cell office:value-type="float" office:value="-2.86527" calcext:value-type="float">
            <text:p>-2.86527</text:p>
          </table:table-cell>
          <table:table-cell office:value-type="float" office:value="-3.19773" calcext:value-type="float">
            <text:p>-3.19773</text:p>
          </table:table-cell>
          <table:table-cell table:number-columns-repeated="2"/>
        </table:table-row>
        <table:table-row table:style-name="ro1">
          <table:table-cell office:value-type="float" office:value="-4.67051" calcext:value-type="float">
            <text:p>-4.67051</text:p>
          </table:table-cell>
          <table:table-cell office:value-type="float" office:value="-0.281556" calcext:value-type="float">
            <text:p>-0.281556</text:p>
          </table:table-cell>
          <table:table-cell table:number-columns-repeated="2"/>
        </table:table-row>
        <table:table-row table:style-name="ro1">
          <table:table-cell office:value-type="float" office:value="-4.14321" calcext:value-type="float">
            <text:p>-4.14321</text:p>
          </table:table-cell>
          <table:table-cell office:value-type="float" office:value="-0.353348" calcext:value-type="float">
            <text:p>-0.353348</text:p>
          </table:table-cell>
          <table:table-cell table:number-columns-repeated="2"/>
        </table:table-row>
        <table:table-row table:style-name="ro1">
          <table:table-cell office:value-type="float" office:value="-11.1577" calcext:value-type="float">
            <text:p>-11.1577</text:p>
          </table:table-cell>
          <table:table-cell office:value-type="float" office:value="-1.9008" calcext:value-type="float">
            <text:p>-1.9008</text:p>
          </table:table-cell>
          <table:table-cell table:number-columns-repeated="2"/>
        </table:table-row>
        <table:table-row table:style-name="ro1">
          <table:table-cell office:value-type="float" office:value="-11.1137" calcext:value-type="float">
            <text:p>-11.1137</text:p>
          </table:table-cell>
          <table:table-cell office:value-type="float" office:value="-1.54665" calcext:value-type="float">
            <text:p>-1.54665</text:p>
          </table:table-cell>
          <table:table-cell table:number-columns-repeated="2"/>
        </table:table-row>
        <table:table-row table:style-name="ro1">
          <table:table-cell office:value-type="float" office:value="-1.39996" calcext:value-type="float">
            <text:p>-1.39996</text:p>
          </table:table-cell>
          <table:table-cell office:value-type="float" office:value="-1.89303" calcext:value-type="float">
            <text:p>-1.89303</text:p>
          </table:table-cell>
          <table:table-cell table:number-columns-repeated="2"/>
        </table:table-row>
        <table:table-row table:style-name="ro1">
          <table:table-cell office:value-type="float" office:value="-14.6718" calcext:value-type="float">
            <text:p>-14.6718</text:p>
          </table:table-cell>
          <table:table-cell office:value-type="float" office:value="-2.34654" calcext:value-type="float">
            <text:p>-2.34654</text:p>
          </table:table-cell>
          <table:table-cell table:number-columns-repeated="2"/>
        </table:table-row>
        <table:table-row table:style-name="ro1">
          <table:table-cell office:value-type="float" office:value="-7.67761" calcext:value-type="float">
            <text:p>-7.67761</text:p>
          </table:table-cell>
          <table:table-cell office:value-type="float" office:value="-4.20717" calcext:value-type="float">
            <text:p>-4.20717</text:p>
          </table:table-cell>
          <table:table-cell table:number-columns-repeated="2"/>
        </table:table-row>
        <table:table-row table:style-name="ro1">
          <table:table-cell office:value-type="float" office:value="-5.93253" calcext:value-type="float">
            <text:p>-5.93253</text:p>
          </table:table-cell>
          <table:table-cell office:value-type="float" office:value="-2.75281" calcext:value-type="float">
            <text:p>-2.75281</text:p>
          </table:table-cell>
          <table:table-cell table:number-columns-repeated="2"/>
        </table:table-row>
        <table:table-row table:style-name="ro1">
          <table:table-cell office:value-type="float" office:value="-16.8335" calcext:value-type="float">
            <text:p>-16.8335</text:p>
          </table:table-cell>
          <table:table-cell office:value-type="float" office:value="-6.40426" calcext:value-type="float">
            <text:p>-6.40426</text:p>
          </table:table-cell>
          <table:table-cell table:number-columns-repeated="2"/>
        </table:table-row>
        <table:table-row table:style-name="ro1">
          <table:table-cell office:value-type="float" office:value="-17.7191" calcext:value-type="float">
            <text:p>-17.7191</text:p>
          </table:table-cell>
          <table:table-cell office:value-type="float" office:value="-9.50497" calcext:value-type="float">
            <text:p>-9.50497</text:p>
          </table:table-cell>
          <table:table-cell table:number-columns-repeated="2"/>
        </table:table-row>
        <table:table-row table:style-name="ro1">
          <table:table-cell office:value-type="float" office:value="-5.26185" calcext:value-type="float">
            <text:p>-5.26185</text:p>
          </table:table-cell>
          <table:table-cell office:value-type="float" office:value="-6.21932" calcext:value-type="float">
            <text:p>-6.21932</text:p>
          </table:table-cell>
          <table:table-cell table:number-columns-repeated="2"/>
        </table:table-row>
        <table:table-row table:style-name="ro1">
          <table:table-cell office:value-type="float" office:value="-6.55596" calcext:value-type="float">
            <text:p>-6.55596</text:p>
          </table:table-cell>
          <table:table-cell office:value-type="float" office:value="-9.68687" calcext:value-type="float">
            <text:p>-9.68687</text:p>
          </table:table-cell>
          <table:table-cell table:number-columns-repeated="2"/>
        </table:table-row>
        <table:table-row table:style-name="ro1">
          <table:table-cell office:value-type="float" office:value="-5.5608" calcext:value-type="float">
            <text:p>-5.5608</text:p>
          </table:table-cell>
          <table:table-cell office:value-type="float" office:value="-10.5378" calcext:value-type="float">
            <text:p>-10.5378</text:p>
          </table:table-cell>
          <table:table-cell table:number-columns-repeated="2"/>
        </table:table-row>
        <table:table-row table:style-name="ro1">
          <table:table-cell office:value-type="float" office:value="-14.2553" calcext:value-type="float">
            <text:p>-14.2553</text:p>
          </table:table-cell>
          <table:table-cell office:value-type="float" office:value="-7.63109" calcext:value-type="float">
            <text:p>-7.63109</text:p>
          </table:table-cell>
          <table:table-cell table:number-columns-repeated="2"/>
        </table:table-row>
        <table:table-row table:style-name="ro1">
          <table:table-cell office:value-type="float" office:value="-6.75016" calcext:value-type="float">
            <text:p>-6.75016</text:p>
          </table:table-cell>
          <table:table-cell office:value-type="float" office:value="-14.0076" calcext:value-type="float">
            <text:p>-14.0076</text:p>
          </table:table-cell>
          <table:table-cell table:number-columns-repeated="2"/>
        </table:table-row>
        <table:table-row table:style-name="ro1">
          <table:table-cell office:value-type="float" office:value="2.74591" calcext:value-type="float">
            <text:p>2.74591</text:p>
          </table:table-cell>
          <table:table-cell office:value-type="float" office:value="0.867124" calcext:value-type="float">
            <text:p>0.867124</text:p>
          </table:table-cell>
          <table:table-cell table:number-columns-repeated="2"/>
        </table:table-row>
        <table:table-row table:style-name="ro1">
          <table:table-cell office:value-type="float" office:value="3.08437" calcext:value-type="float">
            <text:p>3.08437</text:p>
          </table:table-cell>
          <table:table-cell office:value-type="float" office:value="6.26655" calcext:value-type="float">
            <text:p>6.26655</text:p>
          </table:table-cell>
          <table:table-cell table:number-columns-repeated="2"/>
        </table:table-row>
        <table:table-row table:style-name="ro1">
          <table:table-cell office:value-type="float" office:value="5.03512" calcext:value-type="float">
            <text:p>5.03512</text:p>
          </table:table-cell>
          <table:table-cell office:value-type="float" office:value="7.39647" calcext:value-type="float">
            <text:p>7.39647</text:p>
          </table:table-cell>
          <table:table-cell table:number-columns-repeated="2"/>
        </table:table-row>
        <table:table-row table:style-name="ro1">
          <table:table-cell office:value-type="float" office:value="-0.746474" calcext:value-type="float">
            <text:p>-0.746474</text:p>
          </table:table-cell>
          <table:table-cell office:value-type="float" office:value="6.31806" calcext:value-type="float">
            <text:p>6.31806</text:p>
          </table:table-cell>
          <table:table-cell table:number-columns-repeated="2"/>
        </table:table-row>
        <table:table-row table:style-name="ro1">
          <table:table-cell office:value-type="float" office:value="10.2046" calcext:value-type="float">
            <text:p>10.2046</text:p>
          </table:table-cell>
          <table:table-cell office:value-type="float" office:value="5.16008" calcext:value-type="float">
            <text:p>5.16008</text:p>
          </table:table-cell>
          <table:table-cell table:number-columns-repeated="2"/>
        </table:table-row>
        <table:table-row table:style-name="ro1">
          <table:table-cell office:value-type="float" office:value="12.4727" calcext:value-type="float">
            <text:p>12.4727</text:p>
          </table:table-cell>
          <table:table-cell office:value-type="float" office:value="3.44748" calcext:value-type="float">
            <text:p>3.44748</text:p>
          </table:table-cell>
          <table:table-cell table:number-columns-repeated="2"/>
        </table:table-row>
        <table:table-row table:style-name="ro1">
          <table:table-cell office:value-type="float" office:value="10.9734" calcext:value-type="float">
            <text:p>10.9734</text:p>
          </table:table-cell>
          <table:table-cell office:value-type="float" office:value="-0.232525" calcext:value-type="float">
            <text:p>-0.232525</text:p>
          </table:table-cell>
          <table:table-cell table:number-columns-repeated="2"/>
        </table:table-row>
        <table:table-row table:style-name="ro1">
          <table:table-cell office:value-type="float" office:value="9.23186" calcext:value-type="float">
            <text:p>9.23186</text:p>
          </table:table-cell>
          <table:table-cell office:value-type="float" office:value="-1.49626" calcext:value-type="float">
            <text:p>-1.49626</text:p>
          </table:table-cell>
          <table:table-cell table:number-columns-repeated="2"/>
        </table:table-row>
        <table:table-row table:style-name="ro1">
          <table:table-cell office:value-type="float" office:value="8.33091" calcext:value-type="float">
            <text:p>8.33091</text:p>
          </table:table-cell>
          <table:table-cell office:value-type="float" office:value="-1.8954" calcext:value-type="float">
            <text:p>-1.8954</text:p>
          </table:table-cell>
          <table:table-cell table:number-columns-repeated="2"/>
        </table:table-row>
        <table:table-row table:style-name="ro1">
          <table:table-cell office:value-type="float" office:value="6.24177" calcext:value-type="float">
            <text:p>6.24177</text:p>
          </table:table-cell>
          <table:table-cell office:value-type="float" office:value="-1.75893" calcext:value-type="float">
            <text:p>-1.75893</text:p>
          </table:table-cell>
          <table:table-cell table:number-columns-repeated="2"/>
        </table:table-row>
        <table:table-row table:style-name="ro1">
          <table:table-cell office:value-type="float" office:value="5.97539" calcext:value-type="float">
            <text:p>5.97539</text:p>
          </table:table-cell>
          <table:table-cell office:value-type="float" office:value="-1.7298" calcext:value-type="float">
            <text:p>-1.7298</text:p>
          </table:table-cell>
          <table:table-cell table:number-columns-repeated="2"/>
        </table:table-row>
        <table:table-row table:style-name="ro1">
          <table:table-cell office:value-type="float" office:value="7.5123" calcext:value-type="float">
            <text:p>7.5123</text:p>
          </table:table-cell>
          <table:table-cell office:value-type="float" office:value="-1.79976" calcext:value-type="float">
            <text:p>-1.79976</text:p>
          </table:table-cell>
          <table:table-cell table:number-columns-repeated="2"/>
        </table:table-row>
        <table:table-row table:style-name="ro1">
          <table:table-cell office:value-type="float" office:value="3.93467" calcext:value-type="float">
            <text:p>3.93467</text:p>
          </table:table-cell>
          <table:table-cell office:value-type="float" office:value="-1.54137" calcext:value-type="float">
            <text:p>-1.54137</text:p>
          </table:table-cell>
          <table:table-cell table:number-columns-repeated="2"/>
        </table:table-row>
        <table:table-row table:style-name="ro1">
          <table:table-cell office:value-type="float" office:value="4.00397" calcext:value-type="float">
            <text:p>4.00397</text:p>
          </table:table-cell>
          <table:table-cell office:value-type="float" office:value="0.252602" calcext:value-type="float">
            <text:p>0.252602</text:p>
          </table:table-cell>
          <table:table-cell table:number-columns-repeated="2"/>
        </table:table-row>
        <table:table-row table:style-name="ro1">
          <table:table-cell office:value-type="float" office:value="3.04006" calcext:value-type="float">
            <text:p>3.04006</text:p>
          </table:table-cell>
          <table:table-cell office:value-type="float" office:value="0.697364" calcext:value-type="float">
            <text:p>0.697364</text:p>
          </table:table-cell>
          <table:table-cell table:number-columns-repeated="2"/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1.35599" calcext:value-type="float">
            <text:p>1.35599</text:p>
          </table:table-cell>
          <table:table-cell table:number-columns-repeated="2"/>
        </table:table-row>
        <table:table-row table:style-name="ro1">
          <table:table-cell office:value-type="float" office:value="11.5346" calcext:value-type="float">
            <text:p>11.5346</text:p>
          </table:table-cell>
          <table:table-cell office:value-type="float" office:value="1.1761" calcext:value-type="float">
            <text:p>1.1761</text:p>
          </table:table-cell>
          <table:table-cell table:number-columns-repeated="2"/>
        </table:table-row>
        <table:table-row table:style-name="ro1">
          <table:table-cell office:value-type="float" office:value="6.12926" calcext:value-type="float">
            <text:p>6.12926</text:p>
          </table:table-cell>
          <table:table-cell office:value-type="float" office:value="1.52611" calcext:value-type="float">
            <text:p>1.52611</text:p>
          </table:table-cell>
          <table:table-cell table:number-columns-repeated="2"/>
        </table:table-row>
        <table:table-row table:style-name="ro1">
          <table:table-cell office:value-type="float" office:value="7.44327" calcext:value-type="float">
            <text:p>7.44327</text:p>
          </table:table-cell>
          <table:table-cell office:value-type="float" office:value="-0.436365" calcext:value-type="float">
            <text:p>-0.436365</text:p>
          </table:table-cell>
          <table:table-cell table:number-columns-repeated="2"/>
        </table:table-row>
        <table:table-row table:style-name="ro1">
          <table:table-cell office:value-type="float" office:value="6.69476" calcext:value-type="float">
            <text:p>6.69476</text:p>
          </table:table-cell>
          <table:table-cell office:value-type="float" office:value="-1.59567" calcext:value-type="float">
            <text:p>-1.59567</text:p>
          </table:table-cell>
          <table:table-cell table:number-columns-repeated="2"/>
        </table:table-row>
        <table:table-row table:style-name="ro1">
          <table:table-cell office:value-type="float" office:value="5.54279" calcext:value-type="float">
            <text:p>5.54279</text:p>
          </table:table-cell>
          <table:table-cell office:value-type="float" office:value="-0.795299" calcext:value-type="float">
            <text:p>-0.795299</text:p>
          </table:table-cell>
          <table:table-cell table:number-columns-repeated="2"/>
        </table:table-row>
        <table:table-row table:style-name="ro1">
          <table:table-cell office:value-type="float" office:value="7.77778" calcext:value-type="float">
            <text:p>7.77778</text:p>
          </table:table-cell>
          <table:table-cell office:value-type="float" office:value="-0.0790355" calcext:value-type="float">
            <text:p>-0.0790355</text:p>
          </table:table-cell>
          <table:table-cell table:number-columns-repeated="2"/>
        </table:table-row>
        <table:table-row table:style-name="ro1">
          <table:table-cell office:value-type="float" office:value="3.74819" calcext:value-type="float">
            <text:p>3.74819</text:p>
          </table:table-cell>
          <table:table-cell office:value-type="float" office:value="1.43896" calcext:value-type="float">
            <text:p>1.43896</text:p>
          </table:table-cell>
          <table:table-cell table:number-columns-repeated="2"/>
        </table:table-row>
        <table:table-row table:style-name="ro1">
          <table:table-cell office:value-type="float" office:value="5.02708" calcext:value-type="float">
            <text:p>5.02708</text:p>
          </table:table-cell>
          <table:table-cell office:value-type="float" office:value="4.93143" calcext:value-type="float">
            <text:p>4.93143</text:p>
          </table:table-cell>
          <table:table-cell table:number-columns-repeated="2"/>
        </table:table-row>
        <table:table-row table:style-name="ro1">
          <table:table-cell office:value-type="float" office:value="2.33289" calcext:value-type="float">
            <text:p>2.33289</text:p>
          </table:table-cell>
          <table:table-cell office:value-type="float" office:value="3.90124" calcext:value-type="float">
            <text:p>3.90124</text:p>
          </table:table-cell>
          <table:table-cell table:number-columns-repeated="2"/>
        </table:table-row>
        <table:table-row table:style-name="ro1">
          <table:table-cell office:value-type="float" office:value="1.6525" calcext:value-type="float">
            <text:p>1.6525</text:p>
          </table:table-cell>
          <table:table-cell office:value-type="float" office:value="4.4377" calcext:value-type="float">
            <text:p>4.4377</text:p>
          </table:table-cell>
          <table:table-cell table:number-columns-repeated="2"/>
        </table:table-row>
        <table:table-row table:style-name="ro1">
          <table:table-cell office:value-type="float" office:value="0.771802" calcext:value-type="float">
            <text:p>0.771802</text:p>
          </table:table-cell>
          <table:table-cell office:value-type="float" office:value="7.96056" calcext:value-type="float">
            <text:p>7.96056</text:p>
          </table:table-cell>
          <table:table-cell table:number-columns-repeated="2"/>
        </table:table-row>
        <table:table-row table:style-name="ro1">
          <table:table-cell office:value-type="float" office:value="-3.11307" calcext:value-type="float">
            <text:p>-3.11307</text:p>
          </table:table-cell>
          <table:table-cell office:value-type="float" office:value="6.58761" calcext:value-type="float">
            <text:p>6.58761</text:p>
          </table:table-cell>
          <table:table-cell table:number-columns-repeated="2"/>
        </table:table-row>
        <table:table-row table:style-name="ro1">
          <table:table-cell office:value-type="float" office:value="-3.50655" calcext:value-type="float">
            <text:p>-3.50655</text:p>
          </table:table-cell>
          <table:table-cell office:value-type="float" office:value="2.90568" calcext:value-type="float">
            <text:p>2.90568</text:p>
          </table:table-cell>
          <table:table-cell table:number-columns-repeated="2"/>
        </table:table-row>
        <table:table-row table:style-name="ro1">
          <table:table-cell office:value-type="float" office:value="-6.92344" calcext:value-type="float">
            <text:p>-6.92344</text:p>
          </table:table-cell>
          <table:table-cell office:value-type="float" office:value="1.38723" calcext:value-type="float">
            <text:p>1.38723</text:p>
          </table:table-cell>
          <table:table-cell table:number-columns-repeated="2"/>
        </table:table-row>
        <table:table-row table:style-name="ro1">
          <table:table-cell office:value-type="float" office:value="-4.219" calcext:value-type="float">
            <text:p>-4.219</text:p>
          </table:table-cell>
          <table:table-cell office:value-type="float" office:value="-0.561723" calcext:value-type="float">
            <text:p>-0.561723</text:p>
          </table:table-cell>
          <table:table-cell table:number-columns-repeated="2"/>
        </table:table-row>
        <table:table-row table:style-name="ro1">
          <table:table-cell office:value-type="float" office:value="-4.9412" calcext:value-type="float">
            <text:p>-4.9412</text:p>
          </table:table-cell>
          <table:table-cell office:value-type="float" office:value="-1.90318" calcext:value-type="float">
            <text:p>-1.90318</text:p>
          </table:table-cell>
          <table:table-cell table:number-columns-repeated="2"/>
        </table:table-row>
        <table:table-row table:style-name="ro1">
          <table:table-cell office:value-type="float" office:value="-6.62674" calcext:value-type="float">
            <text:p>-6.62674</text:p>
          </table:table-cell>
          <table:table-cell office:value-type="float" office:value="-2.38205" calcext:value-type="float">
            <text:p>-2.38205</text:p>
          </table:table-cell>
          <table:table-cell table:number-columns-repeated="2"/>
        </table:table-row>
        <table:table-row table:style-name="ro1">
          <table:table-cell office:value-type="float" office:value="-5.8736" calcext:value-type="float">
            <text:p>-5.8736</text:p>
          </table:table-cell>
          <table:table-cell office:value-type="float" office:value="-1.55418" calcext:value-type="float">
            <text:p>-1.55418</text:p>
          </table:table-cell>
          <table:table-cell table:number-columns-repeated="2"/>
        </table:table-row>
        <table:table-row table:style-name="ro1">
          <table:table-cell office:value-type="float" office:value="-7.43129" calcext:value-type="float">
            <text:p>-7.43129</text:p>
          </table:table-cell>
          <table:table-cell office:value-type="float" office:value="-3.25522" calcext:value-type="float">
            <text:p>-3.25522</text:p>
          </table:table-cell>
          <table:table-cell table:number-columns-repeated="2"/>
        </table:table-row>
        <table:table-row table:style-name="ro1">
          <table:table-cell office:value-type="float" office:value="-3.83628" calcext:value-type="float">
            <text:p>-3.83628</text:p>
          </table:table-cell>
          <table:table-cell office:value-type="float" office:value="-1.39662" calcext:value-type="float">
            <text:p>-1.39662</text:p>
          </table:table-cell>
          <table:table-cell table:number-columns-repeated="2"/>
        </table:table-row>
        <table:table-row table:style-name="ro1">
          <table:table-cell office:value-type="float" office:value="-8.18174" calcext:value-type="float">
            <text:p>-8.18174</text:p>
          </table:table-cell>
          <table:table-cell office:value-type="float" office:value="-5.56201" calcext:value-type="float">
            <text:p>-5.56201</text:p>
          </table:table-cell>
          <table:table-cell table:number-columns-repeated="2"/>
        </table:table-row>
        <table:table-row table:style-name="ro1">
          <table:table-cell office:value-type="float" office:value="-7.1825" calcext:value-type="float">
            <text:p>-7.1825</text:p>
          </table:table-cell>
          <table:table-cell office:value-type="float" office:value="-4.33014" calcext:value-type="float">
            <text:p>-4.33014</text:p>
          </table:table-cell>
          <table:table-cell table:number-columns-repeated="2"/>
        </table:table-row>
        <table:table-row table:style-name="ro1">
          <table:table-cell office:value-type="float" office:value="-8.78077" calcext:value-type="float">
            <text:p>-8.78077</text:p>
          </table:table-cell>
          <table:table-cell office:value-type="float" office:value="-3.29663" calcext:value-type="float">
            <text:p>-3.29663</text:p>
          </table:table-cell>
          <table:table-cell table:number-columns-repeated="2"/>
        </table:table-row>
        <table:table-row table:style-name="ro1">
          <table:table-cell office:value-type="float" office:value="-10.0084" calcext:value-type="float">
            <text:p>-10.0084</text:p>
          </table:table-cell>
          <table:table-cell office:value-type="float" office:value="-2.41723" calcext:value-type="float">
            <text:p>-2.41723</text:p>
          </table:table-cell>
          <table:table-cell table:number-columns-repeated="2"/>
        </table:table-row>
        <table:table-row table:style-name="ro1">
          <table:table-cell office:value-type="float" office:value="-6.25452" calcext:value-type="float">
            <text:p>-6.25452</text:p>
          </table:table-cell>
          <table:table-cell office:value-type="float" office:value="-1.05673" calcext:value-type="float">
            <text:p>-1.05673</text:p>
          </table:table-cell>
          <table:table-cell table:number-columns-repeated="2"/>
        </table:table-row>
        <table:table-row table:style-name="ro1">
          <table:table-cell office:value-type="float" office:value="-11.4085" calcext:value-type="float">
            <text:p>-11.4085</text:p>
          </table:table-cell>
          <table:table-cell office:value-type="float" office:value="-1.43174" calcext:value-type="float">
            <text:p>-1.43174</text:p>
          </table:table-cell>
          <table:table-cell table:number-columns-repeated="2"/>
        </table:table-row>
        <table:table-row table:style-name="ro1">
          <table:table-cell office:value-type="float" office:value="-12.4995" calcext:value-type="float">
            <text:p>-12.4995</text:p>
          </table:table-cell>
          <table:table-cell office:value-type="float" office:value="-2.04293" calcext:value-type="float">
            <text:p>-2.04293</text:p>
          </table:table-cell>
          <table:table-cell table:number-columns-repeated="2"/>
        </table:table-row>
        <table:table-row table:style-name="ro1">
          <table:table-cell office:value-type="float" office:value="-12.4867" calcext:value-type="float">
            <text:p>-12.4867</text:p>
          </table:table-cell>
          <table:table-cell office:value-type="float" office:value="-2.25188" calcext:value-type="float">
            <text:p>-2.25188</text:p>
          </table:table-cell>
          <table:table-cell table:number-columns-repeated="2"/>
        </table:table-row>
        <table:table-row table:style-name="ro1">
          <table:table-cell office:value-type="float" office:value="-7.55377" calcext:value-type="float">
            <text:p>-7.55377</text:p>
          </table:table-cell>
          <table:table-cell office:value-type="float" office:value="0.42926" calcext:value-type="float">
            <text:p>0.42926</text:p>
          </table:table-cell>
          <table:table-cell table:number-columns-repeated="2"/>
        </table:table-row>
        <table:table-row table:style-name="ro1">
          <table:table-cell office:value-type="float" office:value="-12.1769" calcext:value-type="float">
            <text:p>-12.1769</text:p>
          </table:table-cell>
          <table:table-cell office:value-type="float" office:value="2.74764" calcext:value-type="float">
            <text:p>2.74764</text:p>
          </table:table-cell>
          <table:table-cell table:number-columns-repeated="2"/>
        </table:table-row>
        <table:table-row table:style-name="ro1">
          <table:table-cell office:value-type="float" office:value="-12.2228" calcext:value-type="float">
            <text:p>-12.2228</text:p>
          </table:table-cell>
          <table:table-cell office:value-type="float" office:value="2.38411" calcext:value-type="float">
            <text:p>2.38411</text:p>
          </table:table-cell>
          <table:table-cell table:number-columns-repeated="2"/>
        </table:table-row>
        <table:table-row table:style-name="ro1">
          <table:table-cell office:value-type="float" office:value="-10.2206" calcext:value-type="float">
            <text:p>-10.2206</text:p>
          </table:table-cell>
          <table:table-cell office:value-type="float" office:value="6.78391" calcext:value-type="float">
            <text:p>6.78391</text:p>
          </table:table-cell>
          <table:table-cell table:number-columns-repeated="2"/>
        </table:table-row>
        <table:table-row table:style-name="ro1">
          <table:table-cell office:value-type="float" office:value="-7.01916" calcext:value-type="float">
            <text:p>-7.01916</text:p>
          </table:table-cell>
          <table:table-cell office:value-type="float" office:value="3.54908" calcext:value-type="float">
            <text:p>3.54908</text:p>
          </table:table-cell>
          <table:table-cell table:number-columns-repeated="2"/>
        </table:table-row>
        <table:table-row table:style-name="ro1">
          <table:table-cell office:value-type="float" office:value="-7.33979" calcext:value-type="float">
            <text:p>-7.33979</text:p>
          </table:table-cell>
          <table:table-cell office:value-type="float" office:value="5.67686" calcext:value-type="float">
            <text:p>5.67686</text:p>
          </table:table-cell>
          <table:table-cell table:number-columns-repeated="2"/>
        </table:table-row>
        <table:table-row table:style-name="ro1">
          <table:table-cell office:value-type="float" office:value="4.26882" calcext:value-type="float">
            <text:p>4.26882</text:p>
          </table:table-cell>
          <table:table-cell office:value-type="float" office:value="-3.32971" calcext:value-type="float">
            <text:p>-3.32971</text:p>
          </table:table-cell>
          <table:table-cell table:number-columns-repeated="2"/>
        </table:table-row>
        <table:table-row table:style-name="ro1">
          <table:table-cell office:value-type="float" office:value="3.7049" calcext:value-type="float">
            <text:p>3.7049</text:p>
          </table:table-cell>
          <table:table-cell office:value-type="float" office:value="-3.02442" calcext:value-type="float">
            <text:p>-3.02442</text:p>
          </table:table-cell>
          <table:table-cell table:number-columns-repeated="2"/>
        </table:table-row>
        <table:table-row table:style-name="ro1">
          <table:table-cell office:value-type="float" office:value="6.63883" calcext:value-type="float">
            <text:p>6.63883</text:p>
          </table:table-cell>
          <table:table-cell office:value-type="float" office:value="-6.67281" calcext:value-type="float">
            <text:p>-6.67281</text:p>
          </table:table-cell>
          <table:table-cell table:number-columns-repeated="2"/>
        </table:table-row>
        <table:table-row table:style-name="ro1">
          <table:table-cell office:value-type="float" office:value="5.49275" calcext:value-type="float">
            <text:p>5.49275</text:p>
          </table:table-cell>
          <table:table-cell office:value-type="float" office:value="0.4741" calcext:value-type="float">
            <text:p>0.4741</text:p>
          </table:table-cell>
          <table:table-cell table:number-columns-repeated="2"/>
        </table:table-row>
        <table:table-row table:style-name="ro1">
          <table:table-cell office:value-type="float" office:value="5.9816" calcext:value-type="float">
            <text:p>5.9816</text:p>
          </table:table-cell>
          <table:table-cell office:value-type="float" office:value="2.27972" calcext:value-type="float">
            <text:p>2.27972</text:p>
          </table:table-cell>
          <table:table-cell table:number-columns-repeated="2"/>
        </table:table-row>
        <table:table-row table:style-name="ro1">
          <table:table-cell office:value-type="float" office:value="8.14323" calcext:value-type="float">
            <text:p>8.14323</text:p>
          </table:table-cell>
          <table:table-cell office:value-type="float" office:value="2.62338" calcext:value-type="float">
            <text:p>2.62338</text:p>
          </table:table-cell>
          <table:table-cell table:number-columns-repeated="2"/>
        </table:table-row>
        <table:table-row table:style-name="ro1">
          <table:table-cell office:value-type="float" office:value="5.24153" calcext:value-type="float">
            <text:p>5.24153</text:p>
          </table:table-cell>
          <table:table-cell office:value-type="float" office:value="-1.63277" calcext:value-type="float">
            <text:p>-1.63277</text:p>
          </table:table-cell>
          <table:table-cell table:number-columns-repeated="2"/>
        </table:table-row>
        <table:table-row table:style-name="ro1">
          <table:table-cell office:value-type="float" office:value="6.89746" calcext:value-type="float">
            <text:p>6.89746</text:p>
          </table:table-cell>
          <table:table-cell office:value-type="float" office:value="-1.12722" calcext:value-type="float">
            <text:p>-1.12722</text:p>
          </table:table-cell>
          <table:table-cell table:number-columns-repeated="2"/>
        </table:table-row>
        <table:table-row table:style-name="ro1">
          <table:table-cell office:value-type="float" office:value="5.3043" calcext:value-type="float">
            <text:p>5.3043</text:p>
          </table:table-cell>
          <table:table-cell office:value-type="float" office:value="-1.52787" calcext:value-type="float">
            <text:p>-1.52787</text:p>
          </table:table-cell>
          <table:table-cell table:number-columns-repeated="2"/>
        </table:table-row>
        <table:table-row table:style-name="ro1">
          <table:table-cell office:value-type="float" office:value="5.74984" calcext:value-type="float">
            <text:p>5.74984</text:p>
          </table:table-cell>
          <table:table-cell office:value-type="float" office:value="1.6438" calcext:value-type="float">
            <text:p>1.6438</text:p>
          </table:table-cell>
          <table:table-cell table:number-columns-repeated="2"/>
        </table:table-row>
        <table:table-row table:style-name="ro1">
          <table:table-cell office:value-type="float" office:value="4.95451" calcext:value-type="float">
            <text:p>4.95451</text:p>
          </table:table-cell>
          <table:table-cell office:value-type="float" office:value="4.83925" calcext:value-type="float">
            <text:p>4.83925</text:p>
          </table:table-cell>
          <table:table-cell table:number-columns-repeated="2"/>
        </table:table-row>
        <table:table-row table:style-name="ro1">
          <table:table-cell office:value-type="float" office:value="5.00769" calcext:value-type="float">
            <text:p>5.00769</text:p>
          </table:table-cell>
          <table:table-cell office:value-type="float" office:value="6.28022" calcext:value-type="float">
            <text:p>6.28022</text:p>
          </table:table-cell>
          <table:table-cell table:number-columns-repeated="2"/>
        </table:table-row>
        <table:table-row table:style-name="ro1">
          <table:table-cell office:value-type="float" office:value="5.49359" calcext:value-type="float">
            <text:p>5.49359</text:p>
          </table:table-cell>
          <table:table-cell office:value-type="float" office:value="6.63631" calcext:value-type="float">
            <text:p>6.63631</text:p>
          </table:table-cell>
          <table:table-cell table:number-columns-repeated="2"/>
        </table:table-row>
        <table:table-row table:style-name="ro1">
          <table:table-cell office:value-type="float" office:value="3.57494" calcext:value-type="float">
            <text:p>3.57494</text:p>
          </table:table-cell>
          <table:table-cell office:value-type="float" office:value="4.35591" calcext:value-type="float">
            <text:p>4.35591</text:p>
          </table:table-cell>
          <table:table-cell table:number-columns-repeated="2"/>
        </table:table-row>
        <table:table-row table:style-name="ro1">
          <table:table-cell office:value-type="float" office:value="4.03022" calcext:value-type="float">
            <text:p>4.03022</text:p>
          </table:table-cell>
          <table:table-cell office:value-type="float" office:value="2.95706" calcext:value-type="float">
            <text:p>2.95706</text:p>
          </table:table-cell>
          <table:table-cell table:number-columns-repeated="2"/>
        </table:table-row>
        <table:table-row table:style-name="ro1">
          <table:table-cell office:value-type="float" office:value="2.02018" calcext:value-type="float">
            <text:p>2.02018</text:p>
          </table:table-cell>
          <table:table-cell office:value-type="float" office:value="1.69556" calcext:value-type="float">
            <text:p>1.69556</text:p>
          </table:table-cell>
          <table:table-cell table:number-columns-repeated="2"/>
        </table:table-row>
        <table:table-row table:style-name="ro1">
          <table:table-cell office:value-type="float" office:value="10.0629" calcext:value-type="float">
            <text:p>10.0629</text:p>
          </table:table-cell>
          <table:table-cell office:value-type="float" office:value="0.41544" calcext:value-type="float">
            <text:p>0.41544</text:p>
          </table:table-cell>
          <table:table-cell table:number-columns-repeated="2"/>
        </table:table-row>
        <table:table-row table:style-name="ro1">
          <table:table-cell office:value-type="float" office:value="7.0741" calcext:value-type="float">
            <text:p>7.0741</text:p>
          </table:table-cell>
          <table:table-cell office:value-type="float" office:value="-0.780758" calcext:value-type="float">
            <text:p>-0.780758</text:p>
          </table:table-cell>
          <table:table-cell table:number-columns-repeated="2"/>
        </table:table-row>
        <table:table-row table:style-name="ro1">
          <table:table-cell office:value-type="float" office:value="6.9811" calcext:value-type="float">
            <text:p>6.9811</text:p>
          </table:table-cell>
          <table:table-cell office:value-type="float" office:value="-2.3072" calcext:value-type="float">
            <text:p>-2.3072</text:p>
          </table:table-cell>
          <table:table-cell table:number-columns-repeated="2"/>
        </table:table-row>
        <table:table-row table:style-name="ro1">
          <table:table-cell office:value-type="float" office:value="4.27364" calcext:value-type="float">
            <text:p>4.27364</text:p>
          </table:table-cell>
          <table:table-cell office:value-type="float" office:value="-1.69495" calcext:value-type="float">
            <text:p>-1.69495</text:p>
          </table:table-cell>
          <table:table-cell table:number-columns-repeated="2"/>
        </table:table-row>
        <table:table-row table:style-name="ro1">
          <table:table-cell office:value-type="float" office:value="6.47899" calcext:value-type="float">
            <text:p>6.47899</text:p>
          </table:table-cell>
          <table:table-cell office:value-type="float" office:value="-0.926392" calcext:value-type="float">
            <text:p>-0.926392</text:p>
          </table:table-cell>
          <table:table-cell table:number-columns-repeated="2"/>
        </table:table-row>
        <table:table-row table:style-name="ro1">
          <table:table-cell office:value-type="float" office:value="4.47851" calcext:value-type="float">
            <text:p>4.47851</text:p>
          </table:table-cell>
          <table:table-cell office:value-type="float" office:value="0.712922" calcext:value-type="float">
            <text:p>0.712922</text:p>
          </table:table-cell>
          <table:table-cell table:number-columns-repeated="2"/>
        </table:table-row>
        <table:table-row table:style-name="ro1">
          <table:table-cell office:value-type="float" office:value="4.90783" calcext:value-type="float">
            <text:p>4.90783</text:p>
          </table:table-cell>
          <table:table-cell office:value-type="float" office:value="3.68128" calcext:value-type="float">
            <text:p>3.68128</text:p>
          </table:table-cell>
          <table:table-cell table:number-columns-repeated="2"/>
        </table:table-row>
        <table:table-row table:style-name="ro1">
          <table:table-cell office:value-type="float" office:value="2.1019" calcext:value-type="float">
            <text:p>2.1019</text:p>
          </table:table-cell>
          <table:table-cell office:value-type="float" office:value="5.08714" calcext:value-type="float">
            <text:p>5.08714</text:p>
          </table:table-cell>
          <table:table-cell table:number-columns-repeated="2"/>
        </table:table-row>
        <table:table-row table:style-name="ro1">
          <table:table-cell office:value-type="float" office:value="-1.01851" calcext:value-type="float">
            <text:p>-1.01851</text:p>
          </table:table-cell>
          <table:table-cell office:value-type="float" office:value="1.52697" calcext:value-type="float">
            <text:p>1.52697</text:p>
          </table:table-cell>
          <table:table-cell table:number-columns-repeated="2"/>
        </table:table-row>
        <table:table-row table:style-name="ro1">
          <table:table-cell office:value-type="float" office:value="-4.13661" calcext:value-type="float">
            <text:p>-4.13661</text:p>
          </table:table-cell>
          <table:table-cell office:value-type="float" office:value="-0.628131" calcext:value-type="float">
            <text:p>-0.628131</text:p>
          </table:table-cell>
          <table:table-cell table:number-columns-repeated="2"/>
        </table:table-row>
        <table:table-row table:style-name="ro1">
          <table:table-cell office:value-type="float" office:value="-0.663971" calcext:value-type="float">
            <text:p>-0.663971</text:p>
          </table:table-cell>
          <table:table-cell office:value-type="float" office:value="-2.06536" calcext:value-type="float">
            <text:p>-2.06536</text:p>
          </table:table-cell>
          <table:table-cell table:number-columns-repeated="2"/>
        </table:table-row>
        <table:table-row table:style-name="ro1">
          <table:table-cell office:value-type="float" office:value="-2.02103" calcext:value-type="float">
            <text:p>-2.02103</text:p>
          </table:table-cell>
          <table:table-cell office:value-type="float" office:value="-4.0731" calcext:value-type="float">
            <text:p>-4.0731</text:p>
          </table:table-cell>
          <table:table-cell table:number-columns-repeated="2"/>
        </table:table-row>
        <table:table-row table:style-name="ro1">
          <table:table-cell office:value-type="float" office:value="-1.67934" calcext:value-type="float">
            <text:p>-1.67934</text:p>
          </table:table-cell>
          <table:table-cell office:value-type="float" office:value="-1.21135" calcext:value-type="float">
            <text:p>-1.21135</text:p>
          </table:table-cell>
          <table:table-cell table:number-columns-repeated="2"/>
        </table:table-row>
        <table:table-row table:style-name="ro1">
          <table:table-cell office:value-type="float" office:value="-3.70342" calcext:value-type="float">
            <text:p>-3.70342</text:p>
          </table:table-cell>
          <table:table-cell office:value-type="float" office:value="-1.64318" calcext:value-type="float">
            <text:p>-1.64318</text:p>
          </table:table-cell>
          <table:table-cell table:number-columns-repeated="2"/>
        </table:table-row>
        <table:table-row table:style-name="ro1">
          <table:table-cell office:value-type="float" office:value="-3.46292" calcext:value-type="float">
            <text:p>-3.46292</text:p>
          </table:table-cell>
          <table:table-cell office:value-type="float" office:value="-1.17387" calcext:value-type="float">
            <text:p>-1.17387</text:p>
          </table:table-cell>
          <table:table-cell table:number-columns-repeated="2"/>
        </table:table-row>
        <table:table-row table:style-name="ro1">
          <table:table-cell office:value-type="float" office:value="-3.82881" calcext:value-type="float">
            <text:p>-3.82881</text:p>
          </table:table-cell>
          <table:table-cell office:value-type="float" office:value="-2.18229" calcext:value-type="float">
            <text:p>-2.18229</text:p>
          </table:table-cell>
          <table:table-cell table:number-columns-repeated="2"/>
        </table:table-row>
        <table:table-row table:style-name="ro1">
          <table:table-cell office:value-type="float" office:value="-4.54242" calcext:value-type="float">
            <text:p>-4.54242</text:p>
          </table:table-cell>
          <table:table-cell office:value-type="float" office:value="-3.48411" calcext:value-type="float">
            <text:p>-3.48411</text:p>
          </table:table-cell>
          <table:table-cell table:number-columns-repeated="2"/>
        </table:table-row>
        <table:table-row table:style-name="ro1">
          <table:table-cell office:value-type="float" office:value="-5.68723" calcext:value-type="float">
            <text:p>-5.68723</text:p>
          </table:table-cell>
          <table:table-cell office:value-type="float" office:value="-2.82562" calcext:value-type="float">
            <text:p>-2.82562</text:p>
          </table:table-cell>
          <table:table-cell table:number-columns-repeated="2"/>
        </table:table-row>
        <table:table-row table:style-name="ro1">
          <table:table-cell office:value-type="float" office:value="-5.67766" calcext:value-type="float">
            <text:p>-5.67766</text:p>
          </table:table-cell>
          <table:table-cell office:value-type="float" office:value="-2.90388" calcext:value-type="float">
            <text:p>-2.90388</text:p>
          </table:table-cell>
          <table:table-cell table:number-columns-repeated="2"/>
        </table:table-row>
        <table:table-row table:style-name="ro1">
          <table:table-cell office:value-type="float" office:value="-3.81963" calcext:value-type="float">
            <text:p>-3.81963</text:p>
          </table:table-cell>
          <table:table-cell office:value-type="float" office:value="-1.98411" calcext:value-type="float">
            <text:p>-1.98411</text:p>
          </table:table-cell>
          <table:table-cell table:number-columns-repeated="2"/>
        </table:table-row>
        <table:table-row table:style-name="ro1">
          <table:table-cell office:value-type="float" office:value="-6.60016" calcext:value-type="float">
            <text:p>-6.60016</text:p>
          </table:table-cell>
          <table:table-cell office:value-type="float" office:value="-1.12028" calcext:value-type="float">
            <text:p>-1.12028</text:p>
          </table:table-cell>
          <table:table-cell table:number-columns-repeated="2"/>
        </table:table-row>
        <table:table-row table:style-name="ro1">
          <table:table-cell office:value-type="float" office:value="-3.92285" calcext:value-type="float">
            <text:p>-3.92285</text:p>
          </table:table-cell>
          <table:table-cell office:value-type="float" office:value="-0.821202" calcext:value-type="float">
            <text:p>-0.821202</text:p>
          </table:table-cell>
          <table:table-cell table:number-columns-repeated="2"/>
        </table:table-row>
        <table:table-row table:style-name="ro1">
          <table:table-cell office:value-type="float" office:value="-11.3003" calcext:value-type="float">
            <text:p>-11.3003</text:p>
          </table:table-cell>
          <table:table-cell office:value-type="float" office:value="1.11867" calcext:value-type="float">
            <text:p>1.11867</text:p>
          </table:table-cell>
          <table:table-cell table:number-columns-repeated="2"/>
        </table:table-row>
        <table:table-row table:style-name="ro1">
          <table:table-cell office:value-type="float" office:value="-7.62015" calcext:value-type="float">
            <text:p>-7.62015</text:p>
          </table:table-cell>
          <table:table-cell office:value-type="float" office:value="1.96689" calcext:value-type="float">
            <text:p>1.96689</text:p>
          </table:table-cell>
          <table:table-cell table:number-columns-repeated="2"/>
        </table:table-row>
        <table:table-row table:style-name="ro1">
          <table:table-cell office:value-type="float" office:value="-5.49601" calcext:value-type="float">
            <text:p>-5.49601</text:p>
          </table:table-cell>
          <table:table-cell office:value-type="float" office:value="-3.34502" calcext:value-type="float">
            <text:p>-3.34502</text:p>
          </table:table-cell>
          <table:table-cell table:number-columns-repeated="2"/>
        </table:table-row>
        <table:table-row table:style-name="ro1">
          <table:table-cell office:value-type="float" office:value="-6.22772" calcext:value-type="float">
            <text:p>-6.22772</text:p>
          </table:table-cell>
          <table:table-cell office:value-type="float" office:value="-0.525135" calcext:value-type="float">
            <text:p>-0.525135</text:p>
          </table:table-cell>
          <table:table-cell table:number-columns-repeated="2"/>
        </table:table-row>
        <table:table-row table:style-name="ro1">
          <table:table-cell office:value-type="float" office:value="-10.1664" calcext:value-type="float">
            <text:p>-10.1664</text:p>
          </table:table-cell>
          <table:table-cell office:value-type="float" office:value="7.60156" calcext:value-type="float">
            <text:p>7.60156</text:p>
          </table:table-cell>
          <table:table-cell table:number-columns-repeated="2"/>
        </table:table-row>
        <table:table-row table:style-name="ro1">
          <table:table-cell office:value-type="float" office:value="-3.40858" calcext:value-type="float">
            <text:p>-3.40858</text:p>
          </table:table-cell>
          <table:table-cell office:value-type="float" office:value="-4.16405" calcext:value-type="float">
            <text:p>-4.16405</text:p>
          </table:table-cell>
          <table:table-cell table:number-columns-repeated="2"/>
        </table:table-row>
        <table:table-row table:style-name="ro1">
          <table:table-cell office:value-type="float" office:value="-2.36686" calcext:value-type="float">
            <text:p>-2.36686</text:p>
          </table:table-cell>
          <table:table-cell office:value-type="float" office:value="-3.67231" calcext:value-type="float">
            <text:p>-3.67231</text:p>
          </table:table-cell>
          <table:table-cell table:number-columns-repeated="2"/>
        </table:table-row>
        <table:table-row table:style-name="ro1">
          <table:table-cell office:value-type="float" office:value="1.10084" calcext:value-type="float">
            <text:p>1.10084</text:p>
          </table:table-cell>
          <table:table-cell office:value-type="float" office:value="-13.1936" calcext:value-type="float">
            <text:p>-13.1936</text:p>
          </table:table-cell>
          <table:table-cell table:number-columns-repeated="2"/>
        </table:table-row>
        <table:table-row table:style-name="ro1">
          <table:table-cell office:value-type="float" office:value="-3.04884" calcext:value-type="float">
            <text:p>-3.04884</text:p>
          </table:table-cell>
          <table:table-cell office:value-type="float" office:value="-11.5366" calcext:value-type="float">
            <text:p>-11.5366</text:p>
          </table:table-cell>
          <table:table-cell table:number-columns-repeated="2"/>
        </table:table-row>
        <table:table-row table:style-name="ro1">
          <table:table-cell office:value-type="float" office:value="-2.52196" calcext:value-type="float">
            <text:p>-2.52196</text:p>
          </table:table-cell>
          <table:table-cell office:value-type="float" office:value="-3.86324" calcext:value-type="float">
            <text:p>-3.86324</text:p>
          </table:table-cell>
          <table:table-cell table:number-columns-repeated="2"/>
        </table:table-row>
        <table:table-row table:style-name="ro1">
          <table:table-cell office:value-type="float" office:value="-23.3491" calcext:value-type="float">
            <text:p>-23.3491</text:p>
          </table:table-cell>
          <table:table-cell office:value-type="float" office:value="-27.4301" calcext:value-type="float">
            <text:p>-27.43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20:05:28.861685366</dc:date>
    <meta:document-statistic meta:table-count="1" meta:cell-count="45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Sheet1.A2:Sheet1.B225" chart:data-source-has-labels="both" svg:x="0.32cm" svg:y="0.18cm" svg:width="13.831cm" svg:height="8.64cm">
          <chartooo:coordinate-region svg:x="0.558cm" svg:y="0.379cm" svg:width="13.406cm" svg:height="8.242cm"/>
          <chart:axis chart:dimension="x" chart:name="primary-x" chart:style-name="ch4" chartooo:axis-type="auto">
            <chart:categories table:cell-range-address="Sheet1.A3:Sheet1.A2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5" chart:label-cell-address="Sheet1.B2:Sheet1.B2" chart:class="chart:scatter">
            <chart:domain table:cell-range-address="Sheet1.A3:Sheet1.A225"/>
            <chart:data-point chart:repeated="2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225</svg:desc>
                </draw:g>
              </table:table-cell>
              <table:table-cell office:value-type="float" office:value="0">
                <text:p>0</text:p>
                <draw:g>
                  <svg:desc>Sheet1.B3:Sheet1.B225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6.9134">
                <text:p>-30</text:p>
              </table:table-cell>
              <table:table-cell office:value-type="float" office:value="15.6479">
                <text:p>15.6479</text:p>
              </table:table-cell>
            </table:table-row>
            <table:table-row>
              <table:table-cell office:value-type="float" office:value="-7.33673">
                <text:p>-10</text:p>
              </table:table-cell>
              <table:table-cell office:value-type="float" office:value="0.017044">
                <text:p>0.017044</text:p>
              </table:table-cell>
            </table:table-row>
            <table:table-row>
              <table:table-cell office:value-type="float" office:value="-13.2363">
                <text:p>-10</text:p>
              </table:table-cell>
              <table:table-cell office:value-type="float" office:value="3.44113">
                <text:p>3.44113</text:p>
              </table:table-cell>
            </table:table-row>
            <table:table-row>
              <table:table-cell office:value-type="float" office:value="-1.07195">
                <text:p>-</text:p>
              </table:table-cell>
              <table:table-cell office:value-type="float" office:value="3.41478">
                <text:p>3.41478</text:p>
              </table:table-cell>
            </table:table-row>
            <table:table-row>
              <table:table-cell office:value-type="float" office:value="3.87499">
                <text:p/>
              </table:table-cell>
              <table:table-cell office:value-type="float" office:value="-0.786026">
                <text:p>-0.786026</text:p>
              </table:table-cell>
            </table:table-row>
            <table:table-row>
              <table:table-cell office:value-type="float" office:value="0.42807">
                <text:p>0</text:p>
              </table:table-cell>
              <table:table-cell office:value-type="float" office:value="-0.773595">
                <text:p>-0.773595</text:p>
              </table:table-cell>
            </table:table-row>
            <table:table-row>
              <table:table-cell office:value-type="float" office:value="13.4844">
                <text:p>10</text:p>
              </table:table-cell>
              <table:table-cell office:value-type="float" office:value="-2.03413">
                <text:p>-2.03413</text:p>
              </table:table-cell>
            </table:table-row>
            <table:table-row>
              <table:table-cell office:value-type="float" office:value="11.569">
                <text:p>10</text:p>
              </table:table-cell>
              <table:table-cell office:value-type="float" office:value="-1.89453">
                <text:p>-1.89453</text:p>
              </table:table-cell>
            </table:table-row>
            <table:table-row>
              <table:table-cell office:value-type="float" office:value="7.0777">
                <text:p>10</text:p>
              </table:table-cell>
              <table:table-cell office:value-type="float" office:value="-2.6336">
                <text:p>-2.6336</text:p>
              </table:table-cell>
            </table:table-row>
            <table:table-row>
              <table:table-cell office:value-type="float" office:value="10.6983">
                <text:p>10</text:p>
              </table:table-cell>
              <table:table-cell office:value-type="float" office:value="-5.41475">
                <text:p>-5.41475</text:p>
              </table:table-cell>
            </table:table-row>
            <table:table-row>
              <table:table-cell office:value-type="float" office:value="9.05169">
                <text:p>10</text:p>
              </table:table-cell>
              <table:table-cell office:value-type="float" office:value="-5.68613">
                <text:p>-5.68613</text:p>
              </table:table-cell>
            </table:table-row>
            <table:table-row>
              <table:table-cell office:value-type="float" office:value="5.44018">
                <text:p>10</text:p>
              </table:table-cell>
              <table:table-cell office:value-type="float" office:value="-3.50082">
                <text:p>-3.50082</text:p>
              </table:table-cell>
            </table:table-row>
            <table:table-row>
              <table:table-cell office:value-type="float" office:value="6.10786">
                <text:p>10</text:p>
              </table:table-cell>
              <table:table-cell office:value-type="float" office:value="-2.5597">
                <text:p>-2.5597</text:p>
              </table:table-cell>
            </table:table-row>
            <table:table-row>
              <table:table-cell office:value-type="float" office:value="6.2134">
                <text:p>10</text:p>
              </table:table-cell>
              <table:table-cell office:value-type="float" office:value="-0.621605">
                <text:p>-0.621605</text:p>
              </table:table-cell>
            </table:table-row>
            <table:table-row>
              <table:table-cell office:value-type="float" office:value="6.84218">
                <text:p>10</text:p>
              </table:table-cell>
              <table:table-cell office:value-type="float" office:value="1.02792">
                <text:p>1.02792</text:p>
              </table:table-cell>
            </table:table-row>
            <table:table-row>
              <table:table-cell office:value-type="float" office:value="4.42028">
                <text:p/>
              </table:table-cell>
              <table:table-cell office:value-type="float" office:value="4.22048">
                <text:p>4.22048</text:p>
              </table:table-cell>
            </table:table-row>
            <table:table-row>
              <table:table-cell office:value-type="float" office:value="3.10282">
                <text:p/>
              </table:table-cell>
              <table:table-cell office:value-type="float" office:value="4.5947">
                <text:p>4.5947</text:p>
              </table:table-cell>
            </table:table-row>
            <table:table-row>
              <table:table-cell office:value-type="float" office:value="1.99829">
                <text:p/>
              </table:table-cell>
              <table:table-cell office:value-type="float" office:value="6.18933">
                <text:p>6.18933</text:p>
              </table:table-cell>
            </table:table-row>
            <table:table-row>
              <table:table-cell office:value-type="float" office:value="2.02429">
                <text:p/>
              </table:table-cell>
              <table:table-cell office:value-type="float" office:value="4.98866">
                <text:p>4.98866</text:p>
              </table:table-cell>
            </table:table-row>
            <table:table-row>
              <table:table-cell office:value-type="float" office:value="2.45704">
                <text:p/>
              </table:table-cell>
              <table:table-cell office:value-type="float" office:value="4.5934">
                <text:p>4.5934</text:p>
              </table:table-cell>
            </table:table-row>
            <table:table-row>
              <table:table-cell office:value-type="float" office:value="1.59846">
                <text:p/>
              </table:table-cell>
              <table:table-cell office:value-type="float" office:value="0.35295">
                <text:p>0.35295</text:p>
              </table:table-cell>
            </table:table-row>
            <table:table-row>
              <table:table-cell office:value-type="float" office:value="1.01186">
                <text:p/>
              </table:table-cell>
              <table:table-cell office:value-type="float" office:value="0.0125418">
                <text:p>0.0125418</text:p>
              </table:table-cell>
            </table:table-row>
            <table:table-row>
              <table:table-cell office:value-type="float" office:value="0.490181">
                <text:p>0</text:p>
              </table:table-cell>
              <table:table-cell office:value-type="float" office:value="0.494115">
                <text:p>0.494115</text:p>
              </table:table-cell>
            </table:table-row>
            <table:table-row>
              <table:table-cell office:value-type="float" office:value="1.56529">
                <text:p/>
              </table:table-cell>
              <table:table-cell office:value-type="float" office:value="3.95299">
                <text:p>3.95299</text:p>
              </table:table-cell>
            </table:table-row>
            <table:table-row>
              <table:table-cell office:value-type="float" office:value="2.3097">
                <text:p/>
              </table:table-cell>
              <table:table-cell office:value-type="float" office:value="5.8093">
                <text:p>5.8093</text:p>
              </table:table-cell>
            </table:table-row>
            <table:table-row>
              <table:table-cell office:value-type="float" office:value="1.07849">
                <text:p/>
              </table:table-cell>
              <table:table-cell office:value-type="float" office:value="3.65844">
                <text:p>3.65844</text:p>
              </table:table-cell>
            </table:table-row>
            <table:table-row>
              <table:table-cell office:value-type="float" office:value="0.269456">
                <text:p>0</text:p>
              </table:table-cell>
              <table:table-cell office:value-type="float" office:value="4.93893">
                <text:p>4.93893</text:p>
              </table:table-cell>
            </table:table-row>
            <table:table-row>
              <table:table-cell office:value-type="float" office:value="-0.143861">
                <text:p>-0</text:p>
              </table:table-cell>
              <table:table-cell office:value-type="float" office:value="0.326342">
                <text:p>0.326342</text:p>
              </table:table-cell>
            </table:table-row>
            <table:table-row>
              <table:table-cell office:value-type="float" office:value="0.0200991">
                <text:p>0</text:p>
              </table:table-cell>
              <table:table-cell office:value-type="float" office:value="-1.03807">
                <text:p>-1.03807</text:p>
              </table:table-cell>
            </table:table-row>
            <table:table-row>
              <table:table-cell office:value-type="float" office:value="0.14746">
                <text:p>0</text:p>
              </table:table-cell>
              <table:table-cell office:value-type="float" office:value="-2.06577">
                <text:p>-2.06577</text:p>
              </table:table-cell>
            </table:table-row>
            <table:table-row>
              <table:table-cell office:value-type="float" office:value="-0.376558">
                <text:p>-0</text:p>
              </table:table-cell>
              <table:table-cell office:value-type="float" office:value="-3.08874">
                <text:p>-3.08874</text:p>
              </table:table-cell>
            </table:table-row>
            <table:table-row>
              <table:table-cell office:value-type="float" office:value="-1.02701">
                <text:p>-</text:p>
              </table:table-cell>
              <table:table-cell office:value-type="float" office:value="-3.28743">
                <text:p>-3.28743</text:p>
              </table:table-cell>
            </table:table-row>
            <table:table-row>
              <table:table-cell office:value-type="float" office:value="-2.86527">
                <text:p>-</text:p>
              </table:table-cell>
              <table:table-cell office:value-type="float" office:value="-3.19773">
                <text:p>-3.19773</text:p>
              </table:table-cell>
            </table:table-row>
            <table:table-row>
              <table:table-cell office:value-type="float" office:value="-4.67051">
                <text:p>-</text:p>
              </table:table-cell>
              <table:table-cell office:value-type="float" office:value="-0.281556">
                <text:p>-0.281556</text:p>
              </table:table-cell>
            </table:table-row>
            <table:table-row>
              <table:table-cell office:value-type="float" office:value="-4.14321">
                <text:p>-</text:p>
              </table:table-cell>
              <table:table-cell office:value-type="float" office:value="-0.353348">
                <text:p>-0.353348</text:p>
              </table:table-cell>
            </table:table-row>
            <table:table-row>
              <table:table-cell office:value-type="float" office:value="-11.1577">
                <text:p>-10</text:p>
              </table:table-cell>
              <table:table-cell office:value-type="float" office:value="-1.9008">
                <text:p>-1.9008</text:p>
              </table:table-cell>
            </table:table-row>
            <table:table-row>
              <table:table-cell office:value-type="float" office:value="-11.1137">
                <text:p>-10</text:p>
              </table:table-cell>
              <table:table-cell office:value-type="float" office:value="-1.54665">
                <text:p>-1.54665</text:p>
              </table:table-cell>
            </table:table-row>
            <table:table-row>
              <table:table-cell office:value-type="float" office:value="-1.39996">
                <text:p>-</text:p>
              </table:table-cell>
              <table:table-cell office:value-type="float" office:value="-1.89303">
                <text:p>-1.89303</text:p>
              </table:table-cell>
            </table:table-row>
            <table:table-row>
              <table:table-cell office:value-type="float" office:value="-14.6718">
                <text:p>-10</text:p>
              </table:table-cell>
              <table:table-cell office:value-type="float" office:value="-2.34654">
                <text:p>-2.34654</text:p>
              </table:table-cell>
            </table:table-row>
            <table:table-row>
              <table:table-cell office:value-type="float" office:value="-7.67761">
                <text:p>-10</text:p>
              </table:table-cell>
              <table:table-cell office:value-type="float" office:value="-4.20717">
                <text:p>-4.20717</text:p>
              </table:table-cell>
            </table:table-row>
            <table:table-row>
              <table:table-cell office:value-type="float" office:value="-5.93253">
                <text:p>-10</text:p>
              </table:table-cell>
              <table:table-cell office:value-type="float" office:value="-2.75281">
                <text:p>-2.75281</text:p>
              </table:table-cell>
            </table:table-row>
            <table:table-row>
              <table:table-cell office:value-type="float" office:value="-16.8335">
                <text:p>-20</text:p>
              </table:table-cell>
              <table:table-cell office:value-type="float" office:value="-6.40426">
                <text:p>-6.40426</text:p>
              </table:table-cell>
            </table:table-row>
            <table:table-row>
              <table:table-cell office:value-type="float" office:value="-17.7191">
                <text:p>-20</text:p>
              </table:table-cell>
              <table:table-cell office:value-type="float" office:value="-9.50497">
                <text:p>-9.50497</text:p>
              </table:table-cell>
            </table:table-row>
            <table:table-row>
              <table:table-cell office:value-type="float" office:value="-5.26185">
                <text:p>-10</text:p>
              </table:table-cell>
              <table:table-cell office:value-type="float" office:value="-6.21932">
                <text:p>-6.21932</text:p>
              </table:table-cell>
            </table:table-row>
            <table:table-row>
              <table:table-cell office:value-type="float" office:value="-6.55596">
                <text:p>-10</text:p>
              </table:table-cell>
              <table:table-cell office:value-type="float" office:value="-9.68687">
                <text:p>-9.68687</text:p>
              </table:table-cell>
            </table:table-row>
            <table:table-row>
              <table:table-cell office:value-type="float" office:value="-5.5608">
                <text:p>-10</text:p>
              </table:table-cell>
              <table:table-cell office:value-type="float" office:value="-10.5378">
                <text:p>-10.5378</text:p>
              </table:table-cell>
            </table:table-row>
            <table:table-row>
              <table:table-cell office:value-type="float" office:value="-14.2553">
                <text:p>-10</text:p>
              </table:table-cell>
              <table:table-cell office:value-type="float" office:value="-7.63109">
                <text:p>-7.63109</text:p>
              </table:table-cell>
            </table:table-row>
            <table:table-row>
              <table:table-cell office:value-type="float" office:value="-6.75016">
                <text:p>-10</text:p>
              </table:table-cell>
              <table:table-cell office:value-type="float" office:value="-14.0076">
                <text:p>-14.0076</text:p>
              </table:table-cell>
            </table:table-row>
            <table:table-row>
              <table:table-cell office:value-type="float" office:value="2.74591">
                <text:p/>
              </table:table-cell>
              <table:table-cell office:value-type="float" office:value="0.867124">
                <text:p>0.867124</text:p>
              </table:table-cell>
            </table:table-row>
            <table:table-row>
              <table:table-cell office:value-type="float" office:value="3.08437">
                <text:p/>
              </table:table-cell>
              <table:table-cell office:value-type="float" office:value="6.26655">
                <text:p>6.26655</text:p>
              </table:table-cell>
            </table:table-row>
            <table:table-row>
              <table:table-cell office:value-type="float" office:value="5.03512">
                <text:p>10</text:p>
              </table:table-cell>
              <table:table-cell office:value-type="float" office:value="7.39647">
                <text:p>7.39647</text:p>
              </table:table-cell>
            </table:table-row>
            <table:table-row>
              <table:table-cell office:value-type="float" office:value="-0.746474">
                <text:p>-0</text:p>
              </table:table-cell>
              <table:table-cell office:value-type="float" office:value="6.31806">
                <text:p>6.31806</text:p>
              </table:table-cell>
            </table:table-row>
            <table:table-row>
              <table:table-cell office:value-type="float" office:value="10.2046">
                <text:p>10</text:p>
              </table:table-cell>
              <table:table-cell office:value-type="float" office:value="5.16008">
                <text:p>5.16008</text:p>
              </table:table-cell>
            </table:table-row>
            <table:table-row>
              <table:table-cell office:value-type="float" office:value="12.4727">
                <text:p>10</text:p>
              </table:table-cell>
              <table:table-cell office:value-type="float" office:value="3.44748">
                <text:p>3.44748</text:p>
              </table:table-cell>
            </table:table-row>
            <table:table-row>
              <table:table-cell office:value-type="float" office:value="10.9734">
                <text:p>10</text:p>
              </table:table-cell>
              <table:table-cell office:value-type="float" office:value="-0.232525">
                <text:p>-0.232525</text:p>
              </table:table-cell>
            </table:table-row>
            <table:table-row>
              <table:table-cell office:value-type="float" office:value="9.23186">
                <text:p>10</text:p>
              </table:table-cell>
              <table:table-cell office:value-type="float" office:value="-1.49626">
                <text:p>-1.49626</text:p>
              </table:table-cell>
            </table:table-row>
            <table:table-row>
              <table:table-cell office:value-type="float" office:value="8.33091">
                <text:p>10</text:p>
              </table:table-cell>
              <table:table-cell office:value-type="float" office:value="-1.8954">
                <text:p>-1.8954</text:p>
              </table:table-cell>
            </table:table-row>
            <table:table-row>
              <table:table-cell office:value-type="float" office:value="6.24177">
                <text:p>10</text:p>
              </table:table-cell>
              <table:table-cell office:value-type="float" office:value="-1.75893">
                <text:p>-1.75893</text:p>
              </table:table-cell>
            </table:table-row>
            <table:table-row>
              <table:table-cell office:value-type="float" office:value="5.97539">
                <text:p>10</text:p>
              </table:table-cell>
              <table:table-cell office:value-type="float" office:value="-1.7298">
                <text:p>-1.7298</text:p>
              </table:table-cell>
            </table:table-row>
            <table:table-row>
              <table:table-cell office:value-type="float" office:value="7.5123">
                <text:p>10</text:p>
              </table:table-cell>
              <table:table-cell office:value-type="float" office:value="-1.79976">
                <text:p>-1.79976</text:p>
              </table:table-cell>
            </table:table-row>
            <table:table-row>
              <table:table-cell office:value-type="float" office:value="3.93467">
                <text:p/>
              </table:table-cell>
              <table:table-cell office:value-type="float" office:value="-1.54137">
                <text:p>-1.54137</text:p>
              </table:table-cell>
            </table:table-row>
            <table:table-row>
              <table:table-cell office:value-type="float" office:value="4.00397">
                <text:p/>
              </table:table-cell>
              <table:table-cell office:value-type="float" office:value="0.252602">
                <text:p>0.252602</text:p>
              </table:table-cell>
            </table:table-row>
            <table:table-row>
              <table:table-cell office:value-type="float" office:value="3.04006">
                <text:p/>
              </table:table-cell>
              <table:table-cell office:value-type="float" office:value="0.697364">
                <text:p>0.697364</text:p>
              </table:table-cell>
            </table:table-row>
            <table:table-row>
              <table:table-cell office:value-type="float" office:value="10.375">
                <text:p>10</text:p>
              </table:table-cell>
              <table:table-cell office:value-type="float" office:value="1.35599">
                <text:p>1.35599</text:p>
              </table:table-cell>
            </table:table-row>
            <table:table-row>
              <table:table-cell office:value-type="float" office:value="11.5346">
                <text:p>10</text:p>
              </table:table-cell>
              <table:table-cell office:value-type="float" office:value="1.1761">
                <text:p>1.1761</text:p>
              </table:table-cell>
            </table:table-row>
            <table:table-row>
              <table:table-cell office:value-type="float" office:value="6.12926">
                <text:p>10</text:p>
              </table:table-cell>
              <table:table-cell office:value-type="float" office:value="1.52611">
                <text:p>1.52611</text:p>
              </table:table-cell>
            </table:table-row>
            <table:table-row>
              <table:table-cell office:value-type="float" office:value="7.44327">
                <text:p>10</text:p>
              </table:table-cell>
              <table:table-cell office:value-type="float" office:value="-0.436365">
                <text:p>-0.436365</text:p>
              </table:table-cell>
            </table:table-row>
            <table:table-row>
              <table:table-cell office:value-type="float" office:value="6.69476">
                <text:p>10</text:p>
              </table:table-cell>
              <table:table-cell office:value-type="float" office:value="-1.59567">
                <text:p>-1.59567</text:p>
              </table:table-cell>
            </table:table-row>
            <table:table-row>
              <table:table-cell office:value-type="float" office:value="5.54279">
                <text:p>10</text:p>
              </table:table-cell>
              <table:table-cell office:value-type="float" office:value="-0.795299">
                <text:p>-0.795299</text:p>
              </table:table-cell>
            </table:table-row>
            <table:table-row>
              <table:table-cell office:value-type="float" office:value="7.77778">
                <text:p>10</text:p>
              </table:table-cell>
              <table:table-cell office:value-type="float" office:value="-0.0790355">
                <text:p>-0.0790355</text:p>
              </table:table-cell>
            </table:table-row>
            <table:table-row>
              <table:table-cell office:value-type="float" office:value="3.74819">
                <text:p/>
              </table:table-cell>
              <table:table-cell office:value-type="float" office:value="1.43896">
                <text:p>1.43896</text:p>
              </table:table-cell>
            </table:table-row>
            <table:table-row>
              <table:table-cell office:value-type="float" office:value="5.02708">
                <text:p>10</text:p>
              </table:table-cell>
              <table:table-cell office:value-type="float" office:value="4.93143">
                <text:p>4.93143</text:p>
              </table:table-cell>
            </table:table-row>
            <table:table-row>
              <table:table-cell office:value-type="float" office:value="2.33289">
                <text:p/>
              </table:table-cell>
              <table:table-cell office:value-type="float" office:value="3.90124">
                <text:p>3.90124</text:p>
              </table:table-cell>
            </table:table-row>
            <table:table-row>
              <table:table-cell office:value-type="float" office:value="1.6525">
                <text:p/>
              </table:table-cell>
              <table:table-cell office:value-type="float" office:value="4.4377">
                <text:p>4.4377</text:p>
              </table:table-cell>
            </table:table-row>
            <table:table-row>
              <table:table-cell office:value-type="float" office:value="0.771802">
                <text:p>0</text:p>
              </table:table-cell>
              <table:table-cell office:value-type="float" office:value="7.96056">
                <text:p>7.96056</text:p>
              </table:table-cell>
            </table:table-row>
            <table:table-row>
              <table:table-cell office:value-type="float" office:value="-3.11307">
                <text:p>-</text:p>
              </table:table-cell>
              <table:table-cell office:value-type="float" office:value="6.58761">
                <text:p>6.58761</text:p>
              </table:table-cell>
            </table:table-row>
            <table:table-row>
              <table:table-cell office:value-type="float" office:value="-3.50655">
                <text:p>-</text:p>
              </table:table-cell>
              <table:table-cell office:value-type="float" office:value="2.90568">
                <text:p>2.90568</text:p>
              </table:table-cell>
            </table:table-row>
            <table:table-row>
              <table:table-cell office:value-type="float" office:value="-6.92344">
                <text:p>-10</text:p>
              </table:table-cell>
              <table:table-cell office:value-type="float" office:value="1.38723">
                <text:p>1.38723</text:p>
              </table:table-cell>
            </table:table-row>
            <table:table-row>
              <table:table-cell office:value-type="float" office:value="-4.219">
                <text:p>-</text:p>
              </table:table-cell>
              <table:table-cell office:value-type="float" office:value="-0.561723">
                <text:p>-0.561723</text:p>
              </table:table-cell>
            </table:table-row>
            <table:table-row>
              <table:table-cell office:value-type="float" office:value="-4.9412">
                <text:p>-</text:p>
              </table:table-cell>
              <table:table-cell office:value-type="float" office:value="-1.90318">
                <text:p>-1.90318</text:p>
              </table:table-cell>
            </table:table-row>
            <table:table-row>
              <table:table-cell office:value-type="float" office:value="-6.62674">
                <text:p>-10</text:p>
              </table:table-cell>
              <table:table-cell office:value-type="float" office:value="-2.38205">
                <text:p>-2.38205</text:p>
              </table:table-cell>
            </table:table-row>
            <table:table-row>
              <table:table-cell office:value-type="float" office:value="-5.8736">
                <text:p>-10</text:p>
              </table:table-cell>
              <table:table-cell office:value-type="float" office:value="-1.55418">
                <text:p>-1.55418</text:p>
              </table:table-cell>
            </table:table-row>
            <table:table-row>
              <table:table-cell office:value-type="float" office:value="-7.43129">
                <text:p>-10</text:p>
              </table:table-cell>
              <table:table-cell office:value-type="float" office:value="-3.25522">
                <text:p>-3.25522</text:p>
              </table:table-cell>
            </table:table-row>
            <table:table-row>
              <table:table-cell office:value-type="float" office:value="-3.83628">
                <text:p>-</text:p>
              </table:table-cell>
              <table:table-cell office:value-type="float" office:value="-1.39662">
                <text:p>-1.39662</text:p>
              </table:table-cell>
            </table:table-row>
            <table:table-row>
              <table:table-cell office:value-type="float" office:value="-8.18174">
                <text:p>-10</text:p>
              </table:table-cell>
              <table:table-cell office:value-type="float" office:value="-5.56201">
                <text:p>-5.56201</text:p>
              </table:table-cell>
            </table:table-row>
            <table:table-row>
              <table:table-cell office:value-type="float" office:value="-7.1825">
                <text:p>-10</text:p>
              </table:table-cell>
              <table:table-cell office:value-type="float" office:value="-4.33014">
                <text:p>-4.33014</text:p>
              </table:table-cell>
            </table:table-row>
            <table:table-row>
              <table:table-cell office:value-type="float" office:value="-8.78077">
                <text:p>-10</text:p>
              </table:table-cell>
              <table:table-cell office:value-type="float" office:value="-3.29663">
                <text:p>-3.29663</text:p>
              </table:table-cell>
            </table:table-row>
            <table:table-row>
              <table:table-cell office:value-type="float" office:value="-10.0084">
                <text:p>-10</text:p>
              </table:table-cell>
              <table:table-cell office:value-type="float" office:value="-2.41723">
                <text:p>-2.41723</text:p>
              </table:table-cell>
            </table:table-row>
            <table:table-row>
              <table:table-cell office:value-type="float" office:value="-6.25452">
                <text:p>-10</text:p>
              </table:table-cell>
              <table:table-cell office:value-type="float" office:value="-1.05673">
                <text:p>-1.05673</text:p>
              </table:table-cell>
            </table:table-row>
            <table:table-row>
              <table:table-cell office:value-type="float" office:value="-11.4085">
                <text:p>-10</text:p>
              </table:table-cell>
              <table:table-cell office:value-type="float" office:value="-1.43174">
                <text:p>-1.43174</text:p>
              </table:table-cell>
            </table:table-row>
            <table:table-row>
              <table:table-cell office:value-type="float" office:value="-12.4995">
                <text:p>-10</text:p>
              </table:table-cell>
              <table:table-cell office:value-type="float" office:value="-2.04293">
                <text:p>-2.04293</text:p>
              </table:table-cell>
            </table:table-row>
            <table:table-row>
              <table:table-cell office:value-type="float" office:value="-12.4867">
                <text:p>-10</text:p>
              </table:table-cell>
              <table:table-cell office:value-type="float" office:value="-2.25188">
                <text:p>-2.25188</text:p>
              </table:table-cell>
            </table:table-row>
            <table:table-row>
              <table:table-cell office:value-type="float" office:value="-7.55377">
                <text:p>-10</text:p>
              </table:table-cell>
              <table:table-cell office:value-type="float" office:value="0.42926">
                <text:p>0.42926</text:p>
              </table:table-cell>
            </table:table-row>
            <table:table-row>
              <table:table-cell office:value-type="float" office:value="-12.1769">
                <text:p>-10</text:p>
              </table:table-cell>
              <table:table-cell office:value-type="float" office:value="2.74764">
                <text:p>2.74764</text:p>
              </table:table-cell>
            </table:table-row>
            <table:table-row>
              <table:table-cell office:value-type="float" office:value="-12.2228">
                <text:p>-10</text:p>
              </table:table-cell>
              <table:table-cell office:value-type="float" office:value="2.38411">
                <text:p>2.38411</text:p>
              </table:table-cell>
            </table:table-row>
            <table:table-row>
              <table:table-cell office:value-type="float" office:value="-10.2206">
                <text:p>-10</text:p>
              </table:table-cell>
              <table:table-cell office:value-type="float" office:value="6.78391">
                <text:p>6.78391</text:p>
              </table:table-cell>
            </table:table-row>
            <table:table-row>
              <table:table-cell office:value-type="float" office:value="-7.01916">
                <text:p>-10</text:p>
              </table:table-cell>
              <table:table-cell office:value-type="float" office:value="3.54908">
                <text:p>3.54908</text:p>
              </table:table-cell>
            </table:table-row>
            <table:table-row>
              <table:table-cell office:value-type="float" office:value="-7.33979">
                <text:p>-10</text:p>
              </table:table-cell>
              <table:table-cell office:value-type="float" office:value="5.67686">
                <text:p>5.67686</text:p>
              </table:table-cell>
            </table:table-row>
            <table:table-row>
              <table:table-cell office:value-type="float" office:value="4.26882">
                <text:p/>
              </table:table-cell>
              <table:table-cell office:value-type="float" office:value="-3.32971">
                <text:p>-3.32971</text:p>
              </table:table-cell>
            </table:table-row>
            <table:table-row>
              <table:table-cell office:value-type="float" office:value="3.7049">
                <text:p/>
              </table:table-cell>
              <table:table-cell office:value-type="float" office:value="-3.02442">
                <text:p>-3.02442</text:p>
              </table:table-cell>
            </table:table-row>
            <table:table-row>
              <table:table-cell office:value-type="float" office:value="6.63883">
                <text:p>10</text:p>
              </table:table-cell>
              <table:table-cell office:value-type="float" office:value="-6.67281">
                <text:p>-6.67281</text:p>
              </table:table-cell>
            </table:table-row>
            <table:table-row>
              <table:table-cell office:value-type="float" office:value="5.49275">
                <text:p>10</text:p>
              </table:table-cell>
              <table:table-cell office:value-type="float" office:value="0.4741">
                <text:p>0.4741</text:p>
              </table:table-cell>
            </table:table-row>
            <table:table-row>
              <table:table-cell office:value-type="float" office:value="5.9816">
                <text:p>10</text:p>
              </table:table-cell>
              <table:table-cell office:value-type="float" office:value="2.27972">
                <text:p>2.27972</text:p>
              </table:table-cell>
            </table:table-row>
            <table:table-row>
              <table:table-cell office:value-type="float" office:value="8.14323">
                <text:p>10</text:p>
              </table:table-cell>
              <table:table-cell office:value-type="float" office:value="2.62338">
                <text:p>2.62338</text:p>
              </table:table-cell>
            </table:table-row>
            <table:table-row>
              <table:table-cell office:value-type="float" office:value="5.24153">
                <text:p>10</text:p>
              </table:table-cell>
              <table:table-cell office:value-type="float" office:value="-1.63277">
                <text:p>-1.63277</text:p>
              </table:table-cell>
            </table:table-row>
            <table:table-row>
              <table:table-cell office:value-type="float" office:value="6.89746">
                <text:p>10</text:p>
              </table:table-cell>
              <table:table-cell office:value-type="float" office:value="-1.12722">
                <text:p>-1.12722</text:p>
              </table:table-cell>
            </table:table-row>
            <table:table-row>
              <table:table-cell office:value-type="float" office:value="5.3043">
                <text:p>10</text:p>
              </table:table-cell>
              <table:table-cell office:value-type="float" office:value="-1.52787">
                <text:p>-1.52787</text:p>
              </table:table-cell>
            </table:table-row>
            <table:table-row>
              <table:table-cell office:value-type="float" office:value="5.74984">
                <text:p>10</text:p>
              </table:table-cell>
              <table:table-cell office:value-type="float" office:value="1.6438">
                <text:p>1.6438</text:p>
              </table:table-cell>
            </table:table-row>
            <table:table-row>
              <table:table-cell office:value-type="float" office:value="4.95451">
                <text:p/>
              </table:table-cell>
              <table:table-cell office:value-type="float" office:value="4.83925">
                <text:p>4.83925</text:p>
              </table:table-cell>
            </table:table-row>
            <table:table-row>
              <table:table-cell office:value-type="float" office:value="5.00769">
                <text:p>10</text:p>
              </table:table-cell>
              <table:table-cell office:value-type="float" office:value="6.28022">
                <text:p>6.28022</text:p>
              </table:table-cell>
            </table:table-row>
            <table:table-row>
              <table:table-cell office:value-type="float" office:value="5.49359">
                <text:p>10</text:p>
              </table:table-cell>
              <table:table-cell office:value-type="float" office:value="6.63631">
                <text:p>6.63631</text:p>
              </table:table-cell>
            </table:table-row>
            <table:table-row>
              <table:table-cell office:value-type="float" office:value="3.57494">
                <text:p/>
              </table:table-cell>
              <table:table-cell office:value-type="float" office:value="4.35591">
                <text:p>4.35591</text:p>
              </table:table-cell>
            </table:table-row>
            <table:table-row>
              <table:table-cell office:value-type="float" office:value="4.03022">
                <text:p/>
              </table:table-cell>
              <table:table-cell office:value-type="float" office:value="2.95706">
                <text:p>2.95706</text:p>
              </table:table-cell>
            </table:table-row>
            <table:table-row>
              <table:table-cell office:value-type="float" office:value="2.02018">
                <text:p/>
              </table:table-cell>
              <table:table-cell office:value-type="float" office:value="1.69556">
                <text:p>1.69556</text:p>
              </table:table-cell>
            </table:table-row>
            <table:table-row>
              <table:table-cell office:value-type="float" office:value="10.0629">
                <text:p>10</text:p>
              </table:table-cell>
              <table:table-cell office:value-type="float" office:value="0.41544">
                <text:p>0.41544</text:p>
              </table:table-cell>
            </table:table-row>
            <table:table-row>
              <table:table-cell office:value-type="float" office:value="7.0741">
                <text:p>10</text:p>
              </table:table-cell>
              <table:table-cell office:value-type="float" office:value="-0.780758">
                <text:p>-0.780758</text:p>
              </table:table-cell>
            </table:table-row>
            <table:table-row>
              <table:table-cell office:value-type="float" office:value="6.9811">
                <text:p>10</text:p>
              </table:table-cell>
              <table:table-cell office:value-type="float" office:value="-2.3072">
                <text:p>-2.3072</text:p>
              </table:table-cell>
            </table:table-row>
            <table:table-row>
              <table:table-cell office:value-type="float" office:value="4.27364">
                <text:p/>
              </table:table-cell>
              <table:table-cell office:value-type="float" office:value="-1.69495">
                <text:p>-1.69495</text:p>
              </table:table-cell>
            </table:table-row>
            <table:table-row>
              <table:table-cell office:value-type="float" office:value="6.47899">
                <text:p>10</text:p>
              </table:table-cell>
              <table:table-cell office:value-type="float" office:value="-0.926392">
                <text:p>-0.926392</text:p>
              </table:table-cell>
            </table:table-row>
            <table:table-row>
              <table:table-cell office:value-type="float" office:value="4.47851">
                <text:p/>
              </table:table-cell>
              <table:table-cell office:value-type="float" office:value="0.712922">
                <text:p>0.712922</text:p>
              </table:table-cell>
            </table:table-row>
            <table:table-row>
              <table:table-cell office:value-type="float" office:value="4.90783">
                <text:p/>
              </table:table-cell>
              <table:table-cell office:value-type="float" office:value="3.68128">
                <text:p>3.68128</text:p>
              </table:table-cell>
            </table:table-row>
            <table:table-row>
              <table:table-cell office:value-type="float" office:value="2.1019">
                <text:p/>
              </table:table-cell>
              <table:table-cell office:value-type="float" office:value="5.08714">
                <text:p>5.08714</text:p>
              </table:table-cell>
            </table:table-row>
            <table:table-row>
              <table:table-cell office:value-type="float" office:value="-1.01851">
                <text:p>-</text:p>
              </table:table-cell>
              <table:table-cell office:value-type="float" office:value="1.52697">
                <text:p>1.52697</text:p>
              </table:table-cell>
            </table:table-row>
            <table:table-row>
              <table:table-cell office:value-type="float" office:value="-4.13661">
                <text:p>-</text:p>
              </table:table-cell>
              <table:table-cell office:value-type="float" office:value="-0.628131">
                <text:p>-0.628131</text:p>
              </table:table-cell>
            </table:table-row>
            <table:table-row>
              <table:table-cell office:value-type="float" office:value="-0.663971">
                <text:p>-0</text:p>
              </table:table-cell>
              <table:table-cell office:value-type="float" office:value="-2.06536">
                <text:p>-2.06536</text:p>
              </table:table-cell>
            </table:table-row>
            <table:table-row>
              <table:table-cell office:value-type="float" office:value="-2.02103">
                <text:p>-</text:p>
              </table:table-cell>
              <table:table-cell office:value-type="float" office:value="-4.0731">
                <text:p>-4.0731</text:p>
              </table:table-cell>
            </table:table-row>
            <table:table-row>
              <table:table-cell office:value-type="float" office:value="-1.67934">
                <text:p>-</text:p>
              </table:table-cell>
              <table:table-cell office:value-type="float" office:value="-1.21135">
                <text:p>-1.21135</text:p>
              </table:table-cell>
            </table:table-row>
            <table:table-row>
              <table:table-cell office:value-type="float" office:value="-3.70342">
                <text:p>-</text:p>
              </table:table-cell>
              <table:table-cell office:value-type="float" office:value="-1.64318">
                <text:p>-1.64318</text:p>
              </table:table-cell>
            </table:table-row>
            <table:table-row>
              <table:table-cell office:value-type="float" office:value="-3.46292">
                <text:p>-</text:p>
              </table:table-cell>
              <table:table-cell office:value-type="float" office:value="-1.17387">
                <text:p>-1.17387</text:p>
              </table:table-cell>
            </table:table-row>
            <table:table-row>
              <table:table-cell office:value-type="float" office:value="-3.82881">
                <text:p>-</text:p>
              </table:table-cell>
              <table:table-cell office:value-type="float" office:value="-2.18229">
                <text:p>-2.18229</text:p>
              </table:table-cell>
            </table:table-row>
            <table:table-row>
              <table:table-cell office:value-type="float" office:value="-4.54242">
                <text:p>-</text:p>
              </table:table-cell>
              <table:table-cell office:value-type="float" office:value="-3.48411">
                <text:p>-3.48411</text:p>
              </table:table-cell>
            </table:table-row>
            <table:table-row>
              <table:table-cell office:value-type="float" office:value="-5.68723">
                <text:p>-10</text:p>
              </table:table-cell>
              <table:table-cell office:value-type="float" office:value="-2.82562">
                <text:p>-2.82562</text:p>
              </table:table-cell>
            </table:table-row>
            <table:table-row>
              <table:table-cell office:value-type="float" office:value="-5.67766">
                <text:p>-10</text:p>
              </table:table-cell>
              <table:table-cell office:value-type="float" office:value="-2.90388">
                <text:p>-2.90388</text:p>
              </table:table-cell>
            </table:table-row>
            <table:table-row>
              <table:table-cell office:value-type="float" office:value="-3.81963">
                <text:p>-</text:p>
              </table:table-cell>
              <table:table-cell office:value-type="float" office:value="-1.98411">
                <text:p>-1.98411</text:p>
              </table:table-cell>
            </table:table-row>
            <table:table-row>
              <table:table-cell office:value-type="float" office:value="-6.60016">
                <text:p>-10</text:p>
              </table:table-cell>
              <table:table-cell office:value-type="float" office:value="-1.12028">
                <text:p>-1.12028</text:p>
              </table:table-cell>
            </table:table-row>
            <table:table-row>
              <table:table-cell office:value-type="float" office:value="-3.92285">
                <text:p>-</text:p>
              </table:table-cell>
              <table:table-cell office:value-type="float" office:value="-0.821202">
                <text:p>-0.821202</text:p>
              </table:table-cell>
            </table:table-row>
            <table:table-row>
              <table:table-cell office:value-type="float" office:value="-11.3003">
                <text:p>-10</text:p>
              </table:table-cell>
              <table:table-cell office:value-type="float" office:value="1.11867">
                <text:p>1.11867</text:p>
              </table:table-cell>
            </table:table-row>
            <table:table-row>
              <table:table-cell office:value-type="float" office:value="-7.62015">
                <text:p>-10</text:p>
              </table:table-cell>
              <table:table-cell office:value-type="float" office:value="1.96689">
                <text:p>1.96689</text:p>
              </table:table-cell>
            </table:table-row>
            <table:table-row>
              <table:table-cell office:value-type="float" office:value="-5.49601">
                <text:p>-10</text:p>
              </table:table-cell>
              <table:table-cell office:value-type="float" office:value="-3.34502">
                <text:p>-3.34502</text:p>
              </table:table-cell>
            </table:table-row>
            <table:table-row>
              <table:table-cell office:value-type="float" office:value="-6.22772">
                <text:p>-10</text:p>
              </table:table-cell>
              <table:table-cell office:value-type="float" office:value="-0.525135">
                <text:p>-0.525135</text:p>
              </table:table-cell>
            </table:table-row>
            <table:table-row>
              <table:table-cell office:value-type="float" office:value="-10.1664">
                <text:p>-10</text:p>
              </table:table-cell>
              <table:table-cell office:value-type="float" office:value="7.60156">
                <text:p>7.60156</text:p>
              </table:table-cell>
            </table:table-row>
            <table:table-row>
              <table:table-cell office:value-type="float" office:value="-3.40858">
                <text:p>-</text:p>
              </table:table-cell>
              <table:table-cell office:value-type="float" office:value="-4.16405">
                <text:p>-4.16405</text:p>
              </table:table-cell>
            </table:table-row>
            <table:table-row>
              <table:table-cell office:value-type="float" office:value="-2.36686">
                <text:p>-</text:p>
              </table:table-cell>
              <table:table-cell office:value-type="float" office:value="-3.67231">
                <text:p>-3.67231</text:p>
              </table:table-cell>
            </table:table-row>
            <table:table-row>
              <table:table-cell office:value-type="float" office:value="1.10084">
                <text:p/>
              </table:table-cell>
              <table:table-cell office:value-type="float" office:value="-13.1936">
                <text:p>-13.1936</text:p>
              </table:table-cell>
            </table:table-row>
            <table:table-row>
              <table:table-cell office:value-type="float" office:value="-3.04884">
                <text:p>-</text:p>
              </table:table-cell>
              <table:table-cell office:value-type="float" office:value="-11.5366">
                <text:p>-11.5366</text:p>
              </table:table-cell>
            </table:table-row>
            <table:table-row>
              <table:table-cell office:value-type="float" office:value="-2.52196">
                <text:p>-</text:p>
              </table:table-cell>
              <table:table-cell office:value-type="float" office:value="-3.86324">
                <text:p>-3.86324</text:p>
              </table:table-cell>
            </table:table-row>
            <table:table-row>
              <table:table-cell office:value-type="float" office:value="-23.3491">
                <text:p>-20</text:p>
              </table:table-cell>
              <table:table-cell office:value-type="float" office:value="-27.4301">
                <text:p>-27.430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